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29.99pt" fo:break-before="auto" style:use-optimal-row-height="false"/>
    </style:style>
    <style:style style:name="ta1" style:family="table" style:master-page-name="PageStyle_5f_6.2_20_GeV_20_Summary">
      <style:table-properties table:display="true" style:writing-mode="lr-tb"/>
    </style:style>
    <style:style style:name="ta2" style:family="table" style:master-page-name="PageStyle_5f_6.2_20_Gev_7c_Q2_3d_3.0_7c_W_3d_2.32_7c_x_3d_0.40">
      <style:table-properties table:display="true" style:writing-mode="lr-tb"/>
    </style:style>
    <style:style style:name="ta3" style:family="table" style:master-page-name="PageStyle_5f_6.2_20_Gev_7c_Q2_3d_2.115_7c_W_3d_2.95_7c_x_3d_0.21">
      <style:table-properties table:display="true" style:writing-mode="lr-tb"/>
    </style:style>
    <style:style style:name="ta4" style:family="table" style:master-page-name="PageStyle_5f_8.2_20_GeV_20_Summary">
      <style:table-properties table:display="true" style:writing-mode="lr-tb"/>
    </style:style>
    <style:style style:name="ta5" style:family="table" style:master-page-name="PageStyle_5f_8.2_20_Gev_7c_Q2_3d_4.4_7c_W_3d_2.74_7c_x_3d_0.40">
      <style:table-properties table:display="true" style:writing-mode="lr-tb"/>
    </style:style>
    <style:style style:name="ta6" style:family="table" style:master-page-name="PageStyle_5f_8.2_20_Gev_7c_Q2_3d_3.0_7c_W_3d_3.14_7c_x_3d_0.25">
      <style:table-properties table:display="true" style:writing-mode="lr-tb"/>
    </style:style>
    <style:style style:name="ta7" style:family="table" style:master-page-name="PageStyle_5f_8.2_20_Gev_7c_Q2_3d_5.5_7c_W_3d_3.02_7c_x_3d_0.40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6.2 GeV Summary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12]" office:value-type="float" office:value="1649.68" calcext:value-type="float">
            <text:p>1649.68</text:p>
          </table:table-cell>
          <table:table-cell table:formula="of:=[$'6.2 Gev|Q2=3.0|W=2.32|x=0.40'.D12]" office:value-type="float" office:value="0" calcext:value-type="float">
            <text:p>0</text:p>
          </table:table-cell>
          <table:table-cell table:formula="of:=[$'6.2 Gev|Q2=3.0|W=2.32|x=0.40'.F12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2]" office:value-type="float" office:value="1649.68" calcext:value-type="float">
            <text:p>1649.68</text:p>
          </table:table-cell>
          <table:table-cell table:number-columns-repeated="3"/>
          <table:table-cell office:value-type="float" office:value="1703" calcext:value-type="float">
            <text:p>17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6.2 Gev|Q2=3.0|W=2.32|x=0.40'.I12]" office:value-type="float" office:value="1512" calcext:value-type="float">
            <text:p>1512</text:p>
          </table:table-cell>
          <table:table-cell table:style-name="ce2" table:formula="of:=SUM([.H5:.H5])" office:value-type="float" office:value="1649.68" calcext:value-type="float">
            <text:p>1649.68</text:p>
          </table:table-cell>
          <table:table-cell table:style-name="ce2" table:formula="of:=[.H6]/[.G6]" office:value-type="float" office:value="1.0910582010582" calcext:value-type="float">
            <text:p>1.0910582011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5:.L5])" office:value-type="float" office:value="1703" calcext:value-type="float">
            <text:p>1703</text:p>
          </table:table-cell>
          <table:table-cell table:style-name="ce2" table:formula="of:=[.L6]/[.K6]" office:value-type="float" office:value="1.09870967741935" calcext:value-type="float">
            <text:p>1.0987096774</text:p>
          </table:table-cell>
          <table:table-cell table:style-name="ce2" table:formula="of:=[.M6]/[.I6]" office:value-type="float" office:value="1.00701289477842" calcext:value-type="float">
            <text:p>1.0070128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16]" office:value-type="float" office:value="74.319" calcext:value-type="float">
            <text:p>74.319</text:p>
          </table:table-cell>
          <table:table-cell table:formula="of:=[$'6.2 Gev|Q2=3.0|W=2.32|x=0.40'.D16]" office:value-type="float" office:value="0" calcext:value-type="float">
            <text:p>0</text:p>
          </table:table-cell>
          <table:table-cell table:formula="of:=[$'6.2 Gev|Q2=3.0|W=2.32|x=0.40'.F16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16]" office:value-type="float" office:value="74.319" calcext:value-type="float">
            <text:p>74.3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6.2 Gev|Q2=3.0|W=2.32|x=0.40'.I16]" office:value-type="float" office:value="5.76" calcext:value-type="float">
            <text:p>5.76</text:p>
          </table:table-cell>
          <table:table-cell table:style-name="ce2" table:formula="of:=SUM([.H7:.H7])" office:value-type="float" office:value="74.319" calcext:value-type="float">
            <text:p>74.319</text:p>
          </table:table-cell>
          <table:table-cell table:style-name="ce2" table:formula="of:=[.H8]/[.G8]" office:value-type="float" office:value="12.9026041666667" calcext:value-type="float">
            <text:p>12.90260416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3.0|W=2.32|x=0.40'.C24]" office:value-type="float" office:value="1545.16" calcext:value-type="float">
            <text:p>1545.16</text:p>
          </table:table-cell>
          <table:table-cell table:formula="of:=[$'6.2 Gev|Q2=3.0|W=2.32|x=0.40'.D24]" office:value-type="float" office:value="0" calcext:value-type="float">
            <text:p>0</text:p>
          </table:table-cell>
          <table:table-cell table:formula="of:=[$'6.2 Gev|Q2=3.0|W=2.32|x=0.40'.F24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4]" office:value-type="float" office:value="1545.16" calcext:value-type="float">
            <text:p>1545.16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6.2 Gev|Q2=3.0|W=2.32|x=0.40'.I24]" office:value-type="float" office:value="1512" calcext:value-type="float">
            <text:p>1512</text:p>
          </table:table-cell>
          <table:table-cell table:style-name="ce2" table:formula="of:=SUM([.H10:.H10])" office:value-type="float" office:value="1545.16" calcext:value-type="float">
            <text:p>1545.16</text:p>
          </table:table-cell>
          <table:table-cell table:style-name="ce2" table:formula="of:=[.H11]/[.G11]" office:value-type="float" office:value="1.02193121693122" calcext:value-type="float">
            <text:p>1.0219312169</text:p>
          </table:table-cell>
          <table:table-cell/>
          <table:table-cell table:style-name="ce2" office:value-type="float" office:value="1550" calcext:value-type="float">
            <text:p>1550</text:p>
          </table:table-cell>
          <table:table-cell table:style-name="ce2" table:formula="of:=SUM([.L10:.L10])" office:value-type="float" office:value="1477" calcext:value-type="float">
            <text:p>1477</text:p>
          </table:table-cell>
          <table:table-cell table:style-name="ce2" table:formula="of:=[.L11]/[.K11]" office:value-type="float" office:value="0.952903225806451" calcext:value-type="float">
            <text:p>0.9529032258</text:p>
          </table:table-cell>
          <table:table-cell table:style-name="ce2" table:formula="of:=[.M11]/[.I11]" office:value-type="float" office:value="0.932453388270053" calcext:value-type="float">
            <text:p>0.9324533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3.0|W=2.32|x=0.40'.C27]" office:value-type="float" office:value="127.1" calcext:value-type="float">
            <text:p>127.1</text:p>
          </table:table-cell>
          <table:table-cell table:formula="of:=[$'6.2 Gev|Q2=3.0|W=2.32|x=0.40'.D27]" office:value-type="float" office:value="0" calcext:value-type="float">
            <text:p>0</text:p>
          </table:table-cell>
          <table:table-cell table:formula="of:=[$'6.2 Gev|Q2=3.0|W=2.32|x=0.40'.F27]" office:value-type="float" office:value="0" calcext:value-type="float">
            <text:p>0</text:p>
          </table:table-cell>
          <table:table-cell table:number-columns-repeated="3"/>
          <table:table-cell table:formula="of:=[$'6.2 Gev|Q2=3.0|W=2.32|x=0.40'.C27]" office:value-type="float" office:value="127.1" calcext:value-type="float">
            <text:p>127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6.2 Gev|Q2=3.0|W=2.32|x=0.40'.I27]" office:value-type="float" office:value="57.6" calcext:value-type="float">
            <text:p>57.6</text:p>
          </table:table-cell>
          <table:table-cell table:style-name="ce2" table:formula="of:=SUM([.H12:.H12])" office:value-type="float" office:value="127.1" calcext:value-type="float">
            <text:p>127.1</text:p>
          </table:table-cell>
          <table:table-cell table:style-name="ce2" table:formula="of:=[.H13]/[.G13]" office:value-type="float" office:value="2.20659722222222" calcext:value-type="float">
            <text:p>2.206597222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table:formula="of:=[$'6.2 Gev|Q2=2.115|W=2.95|x=0.21'.C22]" office:value-type="float" office:value="3955.402" calcext:value-type="float">
            <text:p>3955.402</text:p>
          </table:table-cell>
          <table:table-cell table:formula="of:=[$'6.2 Gev|Q2=2.115|W=2.95|x=0.21'.D22]" office:value-type="float" office:value="0" calcext:value-type="float">
            <text:p>0</text:p>
          </table:table-cell>
          <table:table-cell table:formula="of:=[$'6.2 Gev|Q2=2.115|W=2.95|x=0.21'.F22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2]" office:value-type="float" office:value="3955.402" calcext:value-type="float">
            <text:p>3955.402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6.2 Gev|Q2=2.115|W=2.95|x=0.21'.I22]" office:value-type="float" office:value="4158" calcext:value-type="float">
            <text:p>4158</text:p>
          </table:table-cell>
          <table:table-cell table:style-name="ce2" table:formula="of:=SUM([.H16:.H16])" office:value-type="float" office:value="3955.402" calcext:value-type="float">
            <text:p>3955.402</text:p>
          </table:table-cell>
          <table:table-cell table:style-name="ce2" table:formula="of:=[.H17]/[.G17]" office:value-type="float" office:value="0.951275132275133" calcext:value-type="float">
            <text:p>0.9512751323</text:p>
          </table:table-cell>
          <table:table-cell/>
          <table:table-cell table:style-name="ce2" office:value-type="float" office:value="1750" calcext:value-type="float">
            <text:p>1750</text:p>
          </table:table-cell>
          <table:table-cell table:style-name="ce2" table:formula="of:=SUM([.L16:.L16])" office:value-type="float" office:value="579" calcext:value-type="float">
            <text:p>579</text:p>
          </table:table-cell>
          <table:table-cell table:style-name="ce2" table:formula="of:=[.L17]/[.K17]" office:value-type="float" office:value="0.330857142857143" calcext:value-type="float">
            <text:p>0.3308571429</text:p>
          </table:table-cell>
          <table:table-cell table:style-name="ce2" table:formula="of:=[.M17]/[.I17]" office:value-type="float" office:value="0.347803838901836" calcext:value-type="float">
            <text:p>0.347803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25]" office:value-type="float" office:value="128.69" calcext:value-type="float">
            <text:p>128.69</text:p>
          </table:table-cell>
          <table:table-cell table:formula="of:=[$'6.2 Gev|Q2=2.115|W=2.95|x=0.21'.D25]" office:value-type="float" office:value="0" calcext:value-type="float">
            <text:p>0</text:p>
          </table:table-cell>
          <table:table-cell table:formula="of:=[$'6.2 Gev|Q2=2.115|W=2.95|x=0.21'.F25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25]" office:value-type="float" office:value="128.69" calcext:value-type="float">
            <text:p>128.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6.2 Gev|Q2=2.115|W=2.95|x=0.21'.I25]" office:value-type="float" office:value="57.6" calcext:value-type="float">
            <text:p>57.6</text:p>
          </table:table-cell>
          <table:table-cell table:style-name="ce2" table:formula="of:=SUM([.H18:.H18])" office:value-type="float" office:value="128.69" calcext:value-type="float">
            <text:p>128.69</text:p>
          </table:table-cell>
          <table:table-cell table:style-name="ce2" table:formula="of:=[.H19]/[.G19]" office:value-type="float" office:value="2.23420138888889" calcext:value-type="float">
            <text:p>2.234201388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6.2 Gev|Q2=2.115|W=2.95|x=0.21'.C53]" office:value-type="float" office:value="3251.317" calcext:value-type="float">
            <text:p>3251.317</text:p>
          </table:table-cell>
          <table:table-cell table:formula="of:=[$'6.2 Gev|Q2=2.115|W=2.95|x=0.21'.D53]" office:value-type="float" office:value="0" calcext:value-type="float">
            <text:p>0</text:p>
          </table:table-cell>
          <table:table-cell table:formula="of:=[$'6.2 Gev|Q2=2.115|W=2.95|x=0.21'.F53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3]" office:value-type="float" office:value="3251.317" calcext:value-type="float">
            <text:p>3251.317</text:p>
          </table:table-cell>
          <table:table-cell table:number-columns-repeated="3"/>
          <table:table-cell office:value-type="float" office:value="723" calcext:value-type="float">
            <text:p>7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6.2 Gev|Q2=2.115|W=2.95|x=0.21'.I53]" office:value-type="float" office:value="2970" calcext:value-type="float">
            <text:p>2970</text:p>
          </table:table-cell>
          <table:table-cell table:style-name="ce2" table:formula="of:=SUM([.H21:.H21])" office:value-type="float" office:value="3251.317" calcext:value-type="float">
            <text:p>3251.317</text:p>
          </table:table-cell>
          <table:table-cell table:style-name="ce2" table:formula="of:=[.H22]/[.G22]" office:value-type="float" office:value="1.09471952861953" calcext:value-type="float">
            <text:p>1.0947195286</text:p>
          </table:table-cell>
          <table:table-cell/>
          <table:table-cell table:style-name="ce2" office:value-type="float" office:value="1165" calcext:value-type="float">
            <text:p>1165</text:p>
          </table:table-cell>
          <table:table-cell table:style-name="ce2" table:formula="of:=SUM([.L21:.L21])" office:value-type="float" office:value="723" calcext:value-type="float">
            <text:p>723</text:p>
          </table:table-cell>
          <table:table-cell table:style-name="ce2" table:formula="of:=[.L22]/[.K22]" office:value-type="float" office:value="0.620600858369099" calcext:value-type="float">
            <text:p>0.6206008584</text:p>
          </table:table-cell>
          <table:table-cell table:style-name="ce2" table:formula="of:=[.M22]/[.I22]" office:value-type="float" office:value="0.566903980558101" calcext:value-type="float">
            <text:p>0.5669039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6.2 Gev|Q2=2.115|W=2.95|x=0.21'.C57]" office:value-type="float" office:value="322.719" calcext:value-type="float">
            <text:p>322.719</text:p>
          </table:table-cell>
          <table:table-cell table:formula="of:=[$'6.2 Gev|Q2=2.115|W=2.95|x=0.21'.D57]" office:value-type="float" office:value="0" calcext:value-type="float">
            <text:p>0</text:p>
          </table:table-cell>
          <table:table-cell table:formula="of:=[$'6.2 Gev|Q2=2.115|W=2.95|x=0.21'.F57]" office:value-type="float" office:value="0" calcext:value-type="float">
            <text:p>0</text:p>
          </table:table-cell>
          <table:table-cell table:number-columns-repeated="3"/>
          <table:table-cell table:formula="of:=[$'6.2 Gev|Q2=2.115|W=2.95|x=0.21'.C57]" office:value-type="float" office:value="322.719" calcext:value-type="float">
            <text:p>322.7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6.2 Gev|Q2=2.115|W=2.95|x=0.21'.I57]" office:value-type="float" office:value="57.6" calcext:value-type="float">
            <text:p>57.6</text:p>
          </table:table-cell>
          <table:table-cell table:style-name="ce2" table:formula="of:=SUM([.H23:.H23])" office:value-type="float" office:value="322.719" calcext:value-type="float">
            <text:p>322.719</text:p>
          </table:table-cell>
          <table:table-cell table:style-name="ce2" table:formula="of:=[.H24]/[.G24]" office:value-type="float" office:value="5.60276041666667" calcext:value-type="float">
            <text:p>5.602760416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3.0|W=2.32|x=0.40" table:style-name="ta2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2.3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3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71" calcext:value-type="float">
            <text:p>7871</text:p>
          </table:table-cell>
          <table:table-cell office:value-type="float" office:value="241.648" calcext:value-type="float">
            <text:p>241.6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2" calcext:value-type="float">
            <text:p>7872</text:p>
          </table:table-cell>
          <table:table-cell office:value-type="float" office:value="234.072" calcext:value-type="float">
            <text:p>234.0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3" calcext:value-type="float">
            <text:p>7873</text:p>
          </table:table-cell>
          <table:table-cell office:value-type="float" office:value="222.282" calcext:value-type="float">
            <text:p>222.2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4" calcext:value-type="float">
            <text:p>7874</text:p>
          </table:table-cell>
          <table:table-cell office:value-type="float" office:value="276.079" calcext:value-type="float">
            <text:p>276.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221.651" calcext:value-type="float">
            <text:p>221.6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6" calcext:value-type="float">
            <text:p>7876</text:p>
          </table:table-cell>
          <table:table-cell office:value-type="float" office:value="231.678" calcext:value-type="float">
            <text:p>231.6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7" calcext:value-type="float">
            <text:p>7877</text:p>
          </table:table-cell>
          <table:table-cell office:value-type="float" office:value="222.27" calcext:value-type="float">
            <text:p>222.2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11])" office:value-type="float" office:value="1649.68" calcext:value-type="float">
            <text:p>1649.6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12]*3600*0.00007*1000" office:value-type="float" office:value="1512" calcext:value-type="float">
            <text:p>1512</text:p>
          </table:table-cell>
          <table:table-cell table:style-name="ce2" table:formula="of:=[.C12]/[.I12]" office:value-type="float" office:value="1.0910582010582" calcext:value-type="float">
            <text:p>1.0910582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78" calcext:value-type="float">
            <text:p>7878</text:p>
          </table:table-cell>
          <table:table-cell office:value-type="float" office:value="10.921" calcext:value-type="float">
            <text:p>10.9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79" calcext:value-type="float">
            <text:p>7879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0" calcext:value-type="float">
            <text:p>7880</text:p>
          </table:table-cell>
          <table:table-cell office:value-type="float" office:value="31.699" calcext:value-type="float">
            <text:p>31.69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:.C15])" office:value-type="float" office:value="74.319" calcext:value-type="float">
            <text:p>74.3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16]*3600*0.000004*1000" office:value-type="float" office:value="5.76" calcext:value-type="float">
            <text:p>5.76</text:p>
          </table:table-cell>
          <table:table-cell table:style-name="ce2" table:formula="of:=[.C16]/[.I16]" office:value-type="float" office:value="12.9026041666667" calcext:value-type="float">
            <text:p>12.9026041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.2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882" calcext:value-type="float">
            <text:p>7882</text:p>
          </table:table-cell>
          <table:table-cell office:value-type="float" office:value="209.19" calcext:value-type="float">
            <text:p>209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3" calcext:value-type="float">
            <text:p>7883</text:p>
          </table:table-cell>
          <table:table-cell office:value-type="float" office:value="257.17" calcext:value-type="float">
            <text:p>257.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4" calcext:value-type="float">
            <text:p>7884</text:p>
          </table:table-cell>
          <table:table-cell office:value-type="float" office:value="243.51" calcext:value-type="float">
            <text:p>243.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5" calcext:value-type="float">
            <text:p>7885</text:p>
          </table:table-cell>
          <table:table-cell office:value-type="float" office:value="267.2" calcext:value-type="float">
            <text:p>267.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6" calcext:value-type="float">
            <text:p>7886</text:p>
          </table:table-cell>
          <table:table-cell office:value-type="float" office:value="266.44" calcext:value-type="float">
            <text:p>266.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7" calcext:value-type="float">
            <text:p>7887</text:p>
          </table:table-cell>
          <table:table-cell office:value-type="float" office:value="301.65" calcext:value-type="float">
            <text:p>301.6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8:.C23])" office:value-type="float" office:value="1545.16" calcext:value-type="float">
            <text:p>1545.16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table:formula="of:=[.G24]*3600*0.00007*1000" office:value-type="float" office:value="1512" calcext:value-type="float">
            <text:p>1512</text:p>
          </table:table-cell>
          <table:table-cell table:style-name="ce2" table:formula="of:=[.C24]/[.I24]" office:value-type="float" office:value="1.02193121693122" calcext:value-type="float">
            <text:p>1.0219312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81" calcext:value-type="float">
            <text:p>7881</text:p>
          </table:table-cell>
          <table:table-cell office:value-type="float" office:value="55.62" calcext:value-type="float">
            <text:p>55.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1.48" calcext:value-type="float">
            <text:p>71.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5:.C26])" office:value-type="float" office:value="127.1" calcext:value-type="float">
            <text:p>127.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7]*3600*0.00004*1000" office:value-type="float" office:value="57.6" calcext:value-type="float">
            <text:p>57.6</text:p>
          </table:table-cell>
          <table:table-cell table:style-name="ce2" table:formula="of:=[.C27]/[.I27]" office:value-type="float" office:value="2.20659722222222" calcext:value-type="float">
            <text:p>2.206597222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2 Gev|Q2=2.115|W=2.95|x=0.21" table:style-name="ta3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6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2.115|W=2.95|x=0.21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55uA (mC)</text:p>
          </table:table-cell>
          <table:table-cell office:value-type="float" office:value="7891" calcext:value-type="float">
            <text:p>7891</text:p>
          </table:table-cell>
          <table:table-cell office:value-type="float" office:value="252.502" calcext:value-type="float">
            <text:p>252.5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1" calcext:value-type="float">
            <text:p>7891</text:p>
          </table:table-cell>
          <table:table-cell office:value-type="float" office:value="232.9" calcext:value-type="float">
            <text:p>232.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2" calcext:value-type="float">
            <text:p>7892</text:p>
          </table:table-cell>
          <table:table-cell office:value-type="float" office:value="226.93" calcext:value-type="float">
            <text:p>226.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3" calcext:value-type="float">
            <text:p>7893</text:p>
          </table:table-cell>
          <table:table-cell office:value-type="float" office:value="195.38" calcext:value-type="float">
            <text:p>195.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4" calcext:value-type="float">
            <text:p>7894</text:p>
          </table:table-cell>
          <table:table-cell office:value-type="float" office:value="214.42" calcext:value-type="float">
            <text:p>214.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5" calcext:value-type="float">
            <text:p>7895</text:p>
          </table:table-cell>
          <table:table-cell office:value-type="float" office:value="362.67" calcext:value-type="float">
            <text:p>362.6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6" calcext:value-type="float">
            <text:p>7896</text:p>
          </table:table-cell>
          <table:table-cell office:value-type="float" office:value="234.96" calcext:value-type="float">
            <text:p>234.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9" calcext:value-type="float">
            <text:p>7899</text:p>
          </table:table-cell>
          <table:table-cell office:value-type="float" office:value="260.56" calcext:value-type="float">
            <text:p>260.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242.66" calcext:value-type="float">
            <text:p>242.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1" calcext:value-type="float">
            <text:p>7901</text:p>
          </table:table-cell>
          <table:table-cell office:value-type="float" office:value="240.04" calcext:value-type="float">
            <text:p>240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2" calcext:value-type="float">
            <text:p>7902</text:p>
          </table:table-cell>
          <table:table-cell office:value-type="float" office:value="239.04" calcext:value-type="float">
            <text:p>239.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3" calcext:value-type="float">
            <text:p>7903</text:p>
          </table:table-cell>
          <table:table-cell office:value-type="float" office:value="253.33" calcext:value-type="float">
            <text:p>253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181.34" calcext:value-type="float">
            <text:p>181.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5" calcext:value-type="float">
            <text:p>7905</text:p>
          </table:table-cell>
          <table:table-cell office:value-type="float" office:value="238.33" calcext:value-type="float">
            <text:p>238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6" calcext:value-type="float">
            <text:p>7906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7" calcext:value-type="float">
            <text:p>7907</text:p>
          </table:table-cell>
          <table:table-cell office:value-type="float" office:value="219.53" calcext:value-type="float">
            <text:p>219.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08" calcext:value-type="float">
            <text:p>7908</text:p>
          </table:table-cell>
          <table:table-cell office:value-type="float" office:value="141.28" calcext:value-type="float">
            <text:p>141.2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1])" office:value-type="float" office:value="3955.402" calcext:value-type="float">
            <text:p>3955.40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G22]*3600*0.000055*1000" office:value-type="float" office:value="4158" calcext:value-type="float">
            <text:p>4158</text:p>
          </table:table-cell>
          <table:table-cell table:style-name="ce2" table:formula="of:=[.C22]/[.I22]" office:value-type="float" office:value="0.951275132275133" calcext:value-type="float">
            <text:p>0.9512751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897" calcext:value-type="float">
            <text:p>7897</text:p>
          </table:table-cell>
          <table:table-cell office:value-type="float" office:value="41.31" calcext:value-type="float">
            <text:p>41.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898" calcext:value-type="float">
            <text:p>7898</text:p>
          </table:table-cell>
          <table:table-cell office:value-type="float" office:value="87.38" calcext:value-type="float">
            <text:p>87.3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3:.C24])" office:value-type="float" office:value="128.69" calcext:value-type="float">
            <text:p>128.6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25]*3600*0.00004*1000" office:value-type="float" office:value="57.6" calcext:value-type="float">
            <text:p>57.6</text:p>
          </table:table-cell>
          <table:table-cell table:style-name="ce2" table:formula="of:=[.C25]/[.I25]" office:value-type="float" office:value="2.23420138888889" calcext:value-type="float">
            <text:p>2.2342013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09" calcext:value-type="float">
            <text:p>7909</text:p>
          </table:table-cell>
          <table:table-cell office:value-type="float" office:value="131.014" calcext:value-type="float">
            <text:p>131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0" calcext:value-type="float">
            <text:p>7910</text:p>
          </table:table-cell>
          <table:table-cell office:value-type="float" office:value="55.047" calcext:value-type="float">
            <text:p>55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1" calcext:value-type="float">
            <text:p>7911</text:p>
          </table:table-cell>
          <table:table-cell office:value-type="float" office:value="77.354" calcext:value-type="float">
            <text:p>77.3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2" calcext:value-type="float">
            <text:p>7912</text:p>
          </table:table-cell>
          <table:table-cell office:value-type="float" office:value="28.683" calcext:value-type="float">
            <text:p>28.6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3" calcext:value-type="float">
            <text:p>7913</text:p>
          </table:table-cell>
          <table:table-cell office:value-type="float" office:value="76.601" calcext:value-type="float">
            <text:p>76.6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4" calcext:value-type="float">
            <text:p>7914</text:p>
          </table:table-cell>
          <table:table-cell office:value-type="float" office:value="117.79" calcext:value-type="float">
            <text:p>117.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5" calcext:value-type="float">
            <text:p>7915</text:p>
          </table:table-cell>
          <table:table-cell office:value-type="float" office:value="118.783" calcext:value-type="float">
            <text:p>118.7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6" calcext:value-type="float">
            <text:p>7916</text:p>
          </table:table-cell>
          <table:table-cell office:value-type="float" office:value="135.726" calcext:value-type="float">
            <text:p>135.7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7" calcext:value-type="float">
            <text:p>7917</text:p>
          </table:table-cell>
          <table:table-cell office:value-type="float" office:value="146.517" calcext:value-type="float">
            <text:p>146.5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8" calcext:value-type="float">
            <text:p>7918</text:p>
          </table:table-cell>
          <table:table-cell office:value-type="float" office:value="27.966" calcext:value-type="float">
            <text:p>2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19" calcext:value-type="float">
            <text:p>7919</text:p>
          </table:table-cell>
          <table:table-cell office:value-type="float" office:value="142.475" calcext:value-type="float">
            <text:p>142.4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0" calcext:value-type="float">
            <text:p>7920</text:p>
          </table:table-cell>
          <table:table-cell office:value-type="float" office:value="116.507" calcext:value-type="float">
            <text:p>116.5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1" calcext:value-type="float">
            <text:p>7921</text:p>
          </table:table-cell>
          <table:table-cell office:value-type="float" office:value="182.834" calcext:value-type="float">
            <text:p>182.8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170.95" calcext:value-type="float">
            <text:p>170.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6" calcext:value-type="float">
            <text:p>7926</text:p>
          </table:table-cell>
          <table:table-cell office:value-type="float" office:value="183.094" calcext:value-type="float">
            <text:p>183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7" calcext:value-type="float">
            <text:p>7927</text:p>
          </table:table-cell>
          <table:table-cell office:value-type="float" office:value="143.944" calcext:value-type="float">
            <text:p>143.9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8" calcext:value-type="float">
            <text:p>7928</text:p>
          </table:table-cell>
          <table:table-cell office:value-type="float" office:value="72.459" calcext:value-type="float">
            <text:p>72.4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0" calcext:value-type="float">
            <text:p>7930</text:p>
          </table:table-cell>
          <table:table-cell office:value-type="float" office:value="13.966" calcext:value-type="float">
            <text:p>13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1" calcext:value-type="float">
            <text:p>7931</text:p>
          </table:table-cell>
          <table:table-cell office:value-type="float" office:value="175.929" calcext:value-type="float">
            <text:p>175.9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2" calcext:value-type="float">
            <text:p>7932</text:p>
          </table:table-cell>
          <table:table-cell office:value-type="float" office:value="171.455" calcext:value-type="float">
            <text:p>171.4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3" calcext:value-type="float">
            <text:p>7933</text:p>
          </table:table-cell>
          <table:table-cell office:value-type="float" office:value="168.158" calcext:value-type="float">
            <text:p>168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4" calcext:value-type="float">
            <text:p>7934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5" calcext:value-type="float">
            <text:p>7935</text:p>
          </table:table-cell>
          <table:table-cell office:value-type="float" office:value="158.969" calcext:value-type="float">
            <text:p>158.9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6" calcext:value-type="float">
            <text:p>7936</text:p>
          </table:table-cell>
          <table:table-cell office:value-type="float" office:value="151.628" calcext:value-type="float">
            <text:p>151.6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7" calcext:value-type="float">
            <text:p>7937</text:p>
          </table:table-cell>
          <table:table-cell office:value-type="float" office:value="164.136" calcext:value-type="float">
            <text:p>164.1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38" calcext:value-type="float">
            <text:p>7938</text:p>
          </table:table-cell>
          <table:table-cell office:value-type="float" office:value="143.332" calcext:value-type="float">
            <text:p>143.3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7:.C52])" office:value-type="float" office:value="3251.317" calcext:value-type="float">
            <text:p>3251.31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style-name="ce2" table:formula="of:=[.G53]*3600*0.000055*1000" office:value-type="float" office:value="2970" calcext:value-type="float">
            <text:p>2970</text:p>
          </table:table-cell>
          <table:table-cell table:style-name="ce2" table:formula="of:=[.C53]/[.I53]" office:value-type="float" office:value="1.09471952861953" calcext:value-type="float">
            <text:p>1.0947195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22" calcext:value-type="float">
            <text:p>7922</text:p>
          </table:table-cell>
          <table:table-cell office:value-type="float" office:value="23.781" calcext:value-type="float">
            <text:p>23.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3" calcext:value-type="float">
            <text:p>7923</text:p>
          </table:table-cell>
          <table:table-cell office:value-type="float" office:value="198.331" calcext:value-type="float">
            <text:p>19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office:value-type="float" office:value="100.607" calcext:value-type="float">
            <text:p>100.607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4:.C56])" office:value-type="float" office:value="322.719" calcext:value-type="float">
            <text:p>322.71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/>
          <table:table-cell table:style-name="ce2" table:formula="of:=[.G57]*3600*0.00004*1000" office:value-type="float" office:value="57.6" calcext:value-type="float">
            <text:p>57.6</text:p>
          </table:table-cell>
          <table:table-cell table:style-name="ce2" table:formula="of:=[.C57]/[.I57]" office:value-type="float" office:value="5.60276041666667" calcext:value-type="float">
            <text:p>5.6027604167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 Summary" table:style-name="ta4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tting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 (mC)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style-name="ce2" office:value-type="string" calcext:value-type="string">
            <text:p>K+Δ </text:p>
            <text:p>run plan events</text:p>
          </table:table-cell>
          <table:table-cell table:style-name="ce2" office:value-type="string" calcext:value-type="string">
            <text:p>K+Δ </text:p>
            <text:p>actual events</text:p>
          </table:table-cell>
          <table:table-cell table:style-name="ce2" office:value-type="string" calcext:value-type="string">
            <text:p>K+Δ </text:p>
            <text:p>actual/proposed</text:p>
          </table:table-cell>
          <table:table-cell table:style-name="ce2" office:value-type="string" calcext:value-type="string">
            <text:p>K+Δ </text:p>
            <text:p>Y_obs/Y_expect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25]" office:value-type="float" office:value="3610.761" calcext:value-type="float">
            <text:p>3610.761</text:p>
          </table:table-cell>
          <table:table-cell table:formula="of:=[$'8.2 Gev|Q2=4.4|W=2.74|x=0.40'.D25]" office:value-type="float" office:value="0" calcext:value-type="float">
            <text:p>0</text:p>
          </table:table-cell>
          <table:table-cell table:formula="of:=[$'8.2 Gev|Q2=4.4|W=2.74|x=0.40'.F2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25]" office:value-type="float" office:value="3610.761" calcext:value-type="float">
            <text:p>3610.761</text:p>
          </table:table-cell>
          <table:table-cell table:number-columns-repeated="3"/>
          <table:table-cell office:value-type="float" office:value="2728" calcext:value-type="float">
            <text:p>272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5:.D5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6]/3600/[.E6]" office:value-type="float" office:value="0" calcext:value-type="float">
            <text:p>0</text:p>
          </table:table-cell>
          <table:table-cell table:style-name="ce2" table:formula="of:=[$'8.2 Gev|Q2=4.4|W=2.74|x=0.40'.I25]" office:value-type="float" office:value="4107.6" calcext:value-type="float">
            <text:p>4107.6</text:p>
          </table:table-cell>
          <table:table-cell table:style-name="ce2" table:formula="of:=SUM([.H5:.H5])" office:value-type="float" office:value="3610.761" calcext:value-type="float">
            <text:p>3610.761</text:p>
          </table:table-cell>
          <table:table-cell table:style-name="ce2" table:formula="of:=[.H6]/[.G6]" office:value-type="float" office:value="0.879043967280164" calcext:value-type="float">
            <text:p>0.8790439673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style-name="ce2" table:formula="of:=SUM([.L5:.L5])" office:value-type="float" office:value="2728" calcext:value-type="float">
            <text:p>2728</text:p>
          </table:table-cell>
          <table:table-cell table:style-name="ce2" table:formula="of:=[.L6]/[.K6]" office:value-type="float" office:value="1.0912" calcext:value-type="float">
            <text:p>1.0912</text:p>
          </table:table-cell>
          <table:table-cell table:style-name="ce2" table:formula="of:=[.M6]/[.I6]" office:value-type="float" office:value="1.24134860213678" calcext:value-type="float">
            <text:p>1.2413486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30]" office:value-type="float" office:value="148.885" calcext:value-type="float">
            <text:p>148.885</text:p>
          </table:table-cell>
          <table:table-cell table:formula="of:=[$'8.2 Gev|Q2=4.4|W=2.74|x=0.40'.D30]" office:value-type="float" office:value="0" calcext:value-type="float">
            <text:p>0</text:p>
          </table:table-cell>
          <table:table-cell table:formula="of:=[$'8.2 Gev|Q2=4.4|W=2.74|x=0.40'.F30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30]" office:value-type="float" office:value="148.885" calcext:value-type="float">
            <text:p>148.8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7:.D7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8]/3600/[.E8]" office:value-type="float" office:value="0" calcext:value-type="float">
            <text:p>0</text:p>
          </table:table-cell>
          <table:table-cell table:style-name="ce2" table:formula="of:=[$'8.2 Gev|Q2=4.4|W=2.74|x=0.40'.I30]" office:value-type="float" office:value="158.4" calcext:value-type="float">
            <text:p>158.4</text:p>
          </table:table-cell>
          <table:table-cell table:style-name="ce2" table:formula="of:=SUM([.H7:.H7])" office:value-type="float" office:value="148.885" calcext:value-type="float">
            <text:p>148.885</text:p>
          </table:table-cell>
          <table:table-cell table:style-name="ce2" table:formula="of:=[.H8]/[.G8]" office:value-type="float" office:value="0.939930555555555" calcext:value-type="float">
            <text:p>0.939930555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7:.L7])" office:value-type="float" office:value="0" calcext:value-type="float">
            <text:p>0</text:p>
          </table:table-cell>
          <table:table-cell table:style-name="ce2" table:formula="of:=[.L8]/[.K8]" office:value-type="string" office:string-value="" calcext:value-type="error">
            <text:p>#DIV/0!</text:p>
          </table:table-cell>
          <table:table-cell table:style-name="ce2" table:formula="of:=[.M8]/[.I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4.4|W=2.74|x=0.40'.C65]" office:value-type="float" office:value="6711.101" calcext:value-type="float">
            <text:p>6711.101</text:p>
          </table:table-cell>
          <table:table-cell table:formula="of:=[$'8.2 Gev|Q2=4.4|W=2.74|x=0.40'.D65]" office:value-type="float" office:value="0" calcext:value-type="float">
            <text:p>0</text:p>
          </table:table-cell>
          <table:table-cell table:formula="of:=[$'8.2 Gev|Q2=4.4|W=2.74|x=0.40'.F65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5]" office:value-type="float" office:value="6711.101" calcext:value-type="float">
            <text:p>6711.101</text:p>
          </table:table-cell>
          <table:table-cell table:number-columns-repeated="3"/>
          <table:table-cell office:value-type="float" office:value="4046" calcext:value-type="float">
            <text:p>404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0:.D10])" office:value-type="float" office:value="0" calcext:value-type="float">
            <text:p>0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table:formula="of:=[.D11]/3600/[.E11]" office:value-type="float" office:value="0" calcext:value-type="float">
            <text:p>0</text:p>
          </table:table-cell>
          <table:table-cell table:style-name="ce2" table:formula="of:=[$'8.2 Gev|Q2=4.4|W=2.74|x=0.40'.I65]" office:value-type="float" office:value="4107.6" calcext:value-type="float">
            <text:p>4107.6</text:p>
          </table:table-cell>
          <table:table-cell table:style-name="ce2" table:formula="of:=SUM([.H10:.H10])" office:value-type="float" office:value="6711.101" calcext:value-type="float">
            <text:p>6711.101</text:p>
          </table:table-cell>
          <table:table-cell table:style-name="ce2" table:formula="of:=[.H11]/[.G11]" office:value-type="float" office:value="1.63382534813516" calcext:value-type="float">
            <text:p>1.6338253481</text:p>
          </table:table-cell>
          <table:table-cell/>
          <table:table-cell table:style-name="ce2" office:value-type="float" office:value="2250" calcext:value-type="float">
            <text:p>2250</text:p>
          </table:table-cell>
          <table:table-cell table:style-name="ce2" table:formula="of:=SUM([.L10:.L10])" office:value-type="float" office:value="4046" calcext:value-type="float">
            <text:p>4046</text:p>
          </table:table-cell>
          <table:table-cell table:style-name="ce2" table:formula="of:=[.L11]/[.K11]" office:value-type="float" office:value="1.79822222222222" calcext:value-type="float">
            <text:p>1.7982222222</text:p>
          </table:table-cell>
          <table:table-cell table:style-name="ce2" table:formula="of:=[.M11]/[.I11]" office:value-type="float" office:value="1.10062083702808" calcext:value-type="float">
            <text:p>1.100620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4.4|W=2.74|x=0.40'.C67]" office:value-type="float" office:value="136.855" calcext:value-type="float">
            <text:p>136.855</text:p>
          </table:table-cell>
          <table:table-cell table:formula="of:=[$'8.2 Gev|Q2=4.4|W=2.74|x=0.40'.D67]" office:value-type="float" office:value="0" calcext:value-type="float">
            <text:p>0</text:p>
          </table:table-cell>
          <table:table-cell table:formula="of:=[$'8.2 Gev|Q2=4.4|W=2.74|x=0.40'.F67]" office:value-type="float" office:value="0" calcext:value-type="float">
            <text:p>0</text:p>
          </table:table-cell>
          <table:table-cell table:number-columns-repeated="3"/>
          <table:table-cell table:formula="of:=[$'8.2 Gev|Q2=4.4|W=2.74|x=0.40'.C67]" office:value-type="float" office:value="136.855" calcext:value-type="float">
            <text:p>136.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2:.D12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3]/3600/[.E13]" office:value-type="float" office:value="0" calcext:value-type="float">
            <text:p>0</text:p>
          </table:table-cell>
          <table:table-cell table:style-name="ce2" table:formula="of:=[$'8.2 Gev|Q2=4.4|W=2.74|x=0.40'.I67]" office:value-type="float" office:value="158.4" calcext:value-type="float">
            <text:p>158.4</text:p>
          </table:table-cell>
          <table:table-cell table:style-name="ce2" table:formula="of:=SUM([.H12:.H12])" office:value-type="float" office:value="136.855" calcext:value-type="float">
            <text:p>136.855</text:p>
          </table:table-cell>
          <table:table-cell table:style-name="ce2" table:formula="of:=[.H13]/[.G13]" office:value-type="float" office:value="0.863983585858586" calcext:value-type="float">
            <text:p>0.863983585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2:.L12])" office:value-type="float" office:value="0" calcext:value-type="float">
            <text:p>0</text:p>
          </table:table-cell>
          <table:table-cell table:style-name="ce2" table:formula="of:=[.L13]/[.K13]" office:value-type="string" office:string-value="" calcext:value-type="error">
            <text:p>#DIV/0!</text:p>
          </table:table-cell>
          <table:table-cell table:style-name="ce2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68]" office:value-type="float" office:value="10229.024" calcext:value-type="float">
            <text:p>10229.024</text:p>
          </table:table-cell>
          <table:table-cell table:formula="of:=[$'8.2 Gev|Q2=3.0|W=3.14|x=0.25'.D68]" office:value-type="float" office:value="0" calcext:value-type="float">
            <text:p>0</text:p>
          </table:table-cell>
          <table:table-cell table:formula="of:=[$'8.2 Gev|Q2=3.0|W=3.14|x=0.25'.F68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68]" office:value-type="float" office:value="10229.024" calcext:value-type="float">
            <text:p>10229.024</text:p>
          </table:table-cell>
          <table:table-cell table:number-columns-repeated="3"/>
          <table:table-cell office:value-type="float" office:value="11626" calcext:value-type="float">
            <text:p>1162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6:.D16])" office:value-type="float" office:value="0" calcext:value-type="float">
            <text:p>0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table:formula="of:=[.D17]/3600/[.E17]" office:value-type="float" office:value="0" calcext:value-type="float">
            <text:p>0</text:p>
          </table:table-cell>
          <table:table-cell table:style-name="ce2" table:formula="of:=[$'8.2 Gev|Q2=3.0|W=3.14|x=0.25'.I68]" office:value-type="float" office:value="10130.4" calcext:value-type="float">
            <text:p>10130.4</text:p>
          </table:table-cell>
          <table:table-cell table:style-name="ce2" table:formula="of:=SUM([.H16:.H16])" office:value-type="float" office:value="10229.024" calcext:value-type="float">
            <text:p>10229.024</text:p>
          </table:table-cell>
          <table:table-cell table:style-name="ce2" table:formula="of:=[.H17]/[.G17]" office:value-type="float" office:value="1.00973544973545" calcext:value-type="float">
            <text:p>1.0097354497</text:p>
          </table:table-cell>
          <table:table-cell/>
          <table:table-cell table:style-name="ce2" office:value-type="float" office:value="8200" calcext:value-type="float">
            <text:p>8200</text:p>
          </table:table-cell>
          <table:table-cell table:style-name="ce2" table:formula="of:=SUM([.L16:.L16])" office:value-type="float" office:value="11626" calcext:value-type="float">
            <text:p>11626</text:p>
          </table:table-cell>
          <table:table-cell table:style-name="ce2" table:formula="of:=[.L17]/[.K17]" office:value-type="float" office:value="1.41780487804878" calcext:value-type="float">
            <text:p>1.417804878</text:p>
          </table:table-cell>
          <table:table-cell table:style-name="ce2" table:formula="of:=[.M17]/[.I17]" office:value-type="float" office:value="1.4041349924084" calcext:value-type="float">
            <text:p>1.4041349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72]" office:value-type="float" office:value="438.615" calcext:value-type="float">
            <text:p>438.615</text:p>
          </table:table-cell>
          <table:table-cell table:formula="of:=[$'8.2 Gev|Q2=3.0|W=3.14|x=0.25'.D72]" office:value-type="float" office:value="0" calcext:value-type="float">
            <text:p>0</text:p>
          </table:table-cell>
          <table:table-cell table:formula="of:=[$'8.2 Gev|Q2=3.0|W=3.14|x=0.25'.F72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72]" office:value-type="float" office:value="438.615" calcext:value-type="float">
            <text:p>438.6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18:.D18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19]/3600/[.E19]" office:value-type="float" office:value="0" calcext:value-type="float">
            <text:p>0</text:p>
          </table:table-cell>
          <table:table-cell table:style-name="ce2" table:formula="of:=[$'8.2 Gev|Q2=3.0|W=3.14|x=0.25'.I72]" office:value-type="float" office:value="158.4" calcext:value-type="float">
            <text:p>158.4</text:p>
          </table:table-cell>
          <table:table-cell table:style-name="ce2" table:formula="of:=SUM([.H18:.H18])" office:value-type="float" office:value="438.615" calcext:value-type="float">
            <text:p>438.615</text:p>
          </table:table-cell>
          <table:table-cell table:style-name="ce2" table:formula="of:=[.H19]/[.G19]" office:value-type="float" office:value="2.76903409090909" calcext:value-type="float">
            <text:p>2.769034090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18:.L18])" office:value-type="float" office:value="0" calcext:value-type="float">
            <text:p>0</text:p>
          </table:table-cell>
          <table:table-cell table:style-name="ce2" table:formula="of:=[.L19]/[.K19]" office:value-type="string" office:string-value="" calcext:value-type="error">
            <text:p>#DIV/0!</text:p>
          </table:table-cell>
          <table:table-cell table:style-name="ce2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3.0|W=3.14|x=0.25'.C137]" office:value-type="float" office:value="12440.204" calcext:value-type="float">
            <text:p>12440.204</text:p>
          </table:table-cell>
          <table:table-cell table:formula="of:=[$'8.2 Gev|Q2=3.0|W=3.14|x=0.25'.D137]" office:value-type="float" office:value="0" calcext:value-type="float">
            <text:p>0</text:p>
          </table:table-cell>
          <table:table-cell table:formula="of:=[$'8.2 Gev|Q2=3.0|W=3.14|x=0.25'.F137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37]" office:value-type="float" office:value="12440.204" calcext:value-type="float">
            <text:p>12440.204</text:p>
          </table:table-cell>
          <table:table-cell table:number-columns-repeated="3"/>
          <table:table-cell office:value-type="float" office:value="8405" calcext:value-type="float">
            <text:p>840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1:.D21])" office:value-type="float" office:value="0" calcext:value-type="float">
            <text:p>0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table:formula="of:=[.D22]/3600/[.E22]" office:value-type="float" office:value="0" calcext:value-type="float">
            <text:p>0</text:p>
          </table:table-cell>
          <table:table-cell table:style-name="ce2" table:formula="of:=[$'8.2 Gev|Q2=3.0|W=3.14|x=0.25'.I137]" office:value-type="float" office:value="10130.4" calcext:value-type="float">
            <text:p>10130.4</text:p>
          </table:table-cell>
          <table:table-cell table:style-name="ce2" table:formula="of:=SUM([.H21:.H21])" office:value-type="float" office:value="12440.204" calcext:value-type="float">
            <text:p>12440.204</text:p>
          </table:table-cell>
          <table:table-cell table:style-name="ce2" table:formula="of:=[.H22]/[.G22]" office:value-type="float" office:value="1.22800718629077" calcext:value-type="float">
            <text:p>1.2280071863</text:p>
          </table:table-cell>
          <table:table-cell/>
          <table:table-cell table:style-name="ce2" office:value-type="float" office:value="6100" calcext:value-type="float">
            <text:p>6100</text:p>
          </table:table-cell>
          <table:table-cell table:style-name="ce2" table:formula="of:=SUM([.L21:.L21])" office:value-type="float" office:value="8405" calcext:value-type="float">
            <text:p>8405</text:p>
          </table:table-cell>
          <table:table-cell table:style-name="ce2" table:formula="of:=[.L22]/[.K22]" office:value-type="float" office:value="1.37786885245902" calcext:value-type="float">
            <text:p>1.3778688525</text:p>
          </table:table-cell>
          <table:table-cell table:style-name="ce2" table:formula="of:=[.M22]/[.I22]" office:value-type="float" office:value="1.12203647327253" calcext:value-type="float">
            <text:p>1.1220364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3.0|W=3.14|x=0.25'.C142]" office:value-type="float" office:value="436.047" calcext:value-type="float">
            <text:p>436.047</text:p>
          </table:table-cell>
          <table:table-cell table:formula="of:=[$'8.2 Gev|Q2=3.0|W=3.14|x=0.25'.D142]" office:value-type="float" office:value="0" calcext:value-type="float">
            <text:p>0</text:p>
          </table:table-cell>
          <table:table-cell table:formula="of:=[$'8.2 Gev|Q2=3.0|W=3.14|x=0.25'.F142]" office:value-type="float" office:value="0" calcext:value-type="float">
            <text:p>0</text:p>
          </table:table-cell>
          <table:table-cell table:number-columns-repeated="3"/>
          <table:table-cell table:formula="of:=[$'8.2 Gev|Q2=3.0|W=3.14|x=0.25'.C142]" office:value-type="float" office:value="436.047" calcext:value-type="float">
            <text:p>436.0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3:.D23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24]/3600/[.E24]" office:value-type="float" office:value="0" calcext:value-type="float">
            <text:p>0</text:p>
          </table:table-cell>
          <table:table-cell table:style-name="ce2" table:formula="of:=[$'8.2 Gev|Q2=3.0|W=3.14|x=0.25'.I142]" office:value-type="float" office:value="158.4" calcext:value-type="float">
            <text:p>158.4</text:p>
          </table:table-cell>
          <table:table-cell table:style-name="ce2" table:formula="of:=SUM([.H23:.H23])" office:value-type="float" office:value="436.047" calcext:value-type="float">
            <text:p>436.047</text:p>
          </table:table-cell>
          <table:table-cell table:style-name="ce2" table:formula="of:=[.H24]/[.G24]" office:value-type="float" office:value="2.75282196969697" calcext:value-type="float">
            <text:p>2.752821969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3:.L23])" office:value-type="float" office:value="0" calcext:value-type="float">
            <text:p>0</text:p>
          </table:table-cell>
          <table:table-cell table:style-name="ce2" table:formula="of:=[.L24]/[.K24]" office:value-type="string" office:string-value="" calcext:value-type="error">
            <text:p>#DIV/0!</text:p>
          </table:table-cell>
          <table:table-cell table:style-name="ce2" table:formula="of:=[.M24]/[.I2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]" office:value-type="float" office:value="0" calcext:value-type="float">
            <text:p>0</text:p>
          </table:table-cell>
          <table:table-cell table:formula="of:=[$'8.2 Gev|Q2=5.5|W=3.02|x=0.40'.D6]" office:value-type="float" office:value="0" calcext:value-type="float">
            <text:p>0</text:p>
          </table:table-cell>
          <table:table-cell table:formula="of:=[$'8.2 Gev|Q2=5.5|W=3.02|x=0.40'.F6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7:.D27])" office:value-type="float" office:value="0" calcext:value-type="float">
            <text:p>0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table:formula="of:=[.D28]/3600/[.E28]" office:value-type="float" office:value="0" calcext:value-type="float">
            <text:p>0</text:p>
          </table:table-cell>
          <table:table-cell table:style-name="ce2" table:formula="of:=[$'8.2 Gev|Q2=5.5|W=3.02|x=0.40'.I6]" office:value-type="float" office:value="10105.2" calcext:value-type="float">
            <text:p>10105.2</text:p>
          </table:table-cell>
          <table:table-cell table:style-name="ce2" table:formula="of:=SUM([.H27:.H27])" office:value-type="float" office:value="0" calcext:value-type="float">
            <text:p>0</text:p>
          </table:table-cell>
          <table:table-cell table:style-name="ce2" table:formula="of:=[.H28]/[.G28]" office:value-type="float" office:value="0" calcext:value-type="float">
            <text:p>0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27:.L27])" office:value-type="float" office:value="0" calcext:value-type="float">
            <text:p>0</text:p>
          </table:table-cell>
          <table:table-cell table:style-name="ce2" table:formula="of:=[.L28]/[.K28]" office:value-type="float" office:value="0" calcext:value-type="float">
            <text:p>0</text:p>
          </table:table-cell>
          <table:table-cell table:style-name="ce2" table:formula="of:=[.M28]/[.I28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8]" office:value-type="float" office:value="0" calcext:value-type="float">
            <text:p>0</text:p>
          </table:table-cell>
          <table:table-cell table:formula="of:=[$'8.2 Gev|Q2=5.5|W=3.02|x=0.40'.D8]" office:value-type="float" office:value="0" calcext:value-type="float">
            <text:p>0</text:p>
          </table:table-cell>
          <table:table-cell table:formula="of:=[$'8.2 Gev|Q2=5.5|W=3.02|x=0.40'.F8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8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29:.D29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0]/3600/[.E30]" office:value-type="float" office:value="0" calcext:value-type="float">
            <text:p>0</text:p>
          </table:table-cell>
          <table:table-cell table:style-name="ce2" table:formula="of:=[$'8.2 Gev|Q2=5.5|W=3.02|x=0.40'.I8]" office:value-type="float" office:value="158.4" calcext:value-type="float">
            <text:p>158.4</text:p>
          </table:table-cell>
          <table:table-cell table:style-name="ce2" table:formula="of:=SUM([.H29:.H29])" office:value-type="float" office:value="0" calcext:value-type="float">
            <text:p>0</text:p>
          </table:table-cell>
          <table:table-cell table:style-name="ce2" table:formula="of:=[.H30]/[.G30]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29:.L29])" office:value-type="float" office:value="0" calcext:value-type="float">
            <text:p>0</text:p>
          </table:table-cell>
          <table:table-cell table:style-name="ce2" table:formula="of:=[.L30]/[.K30]" office:value-type="string" office:string-value="" calcext:value-type="error">
            <text:p>#DIV/0!</text:p>
          </table:table-cell>
          <table:table-cell table:style-name="ce2" table:formula="of:=[.M30]/[.I30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formula="of:=[$'8.2 Gev|Q2=5.5|W=3.02|x=0.40'.C67]" office:value-type="float" office:value="12009.569" calcext:value-type="float">
            <text:p>12009.569</text:p>
          </table:table-cell>
          <table:table-cell table:formula="of:=[$'8.2 Gev|Q2=5.5|W=3.02|x=0.40'.D67]" office:value-type="float" office:value="0" calcext:value-type="float">
            <text:p>0</text:p>
          </table:table-cell>
          <table:table-cell table:formula="of:=[$'8.2 Gev|Q2=5.5|W=3.02|x=0.40'.F67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67]" office:value-type="float" office:value="12009.569" calcext:value-type="float">
            <text:p>12009.569</text:p>
          </table:table-cell>
          <table:table-cell table:number-columns-repeated="3"/>
          <table:table-cell office:value-type="float" office:value="835" calcext:value-type="float">
            <text:p>83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2:.D32])" office:value-type="float" office:value="0" calcext:value-type="float">
            <text:p>0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table:formula="of:=[.D33]/3600/[.E33]" office:value-type="float" office:value="0" calcext:value-type="float">
            <text:p>0</text:p>
          </table:table-cell>
          <table:table-cell table:style-name="ce2" table:formula="of:=[$'8.2 Gev|Q2=5.5|W=3.02|x=0.40'.I67]" office:value-type="float" office:value="10105.2" calcext:value-type="float">
            <text:p>10105.2</text:p>
          </table:table-cell>
          <table:table-cell table:style-name="ce2" table:formula="of:=SUM([.H32:.H32])" office:value-type="float" office:value="12009.569" calcext:value-type="float">
            <text:p>12009.569</text:p>
          </table:table-cell>
          <table:table-cell table:style-name="ce2" table:formula="of:=[.H33]/[.G33]" office:value-type="float" office:value="1.18845436013142" calcext:value-type="float">
            <text:p>1.1884543601</text:p>
          </table:table-cell>
          <table:table-cell/>
          <table:table-cell table:style-name="ce2" office:value-type="float" office:value="525" calcext:value-type="float">
            <text:p>525</text:p>
          </table:table-cell>
          <table:table-cell table:style-name="ce2" table:formula="of:=SUM([.L32:.L32])" office:value-type="float" office:value="835" calcext:value-type="float">
            <text:p>835</text:p>
          </table:table-cell>
          <table:table-cell table:style-name="ce2" table:formula="of:=[.L33]/[.K33]" office:value-type="float" office:value="1.59047619047619" calcext:value-type="float">
            <text:p>1.5904761905</text:p>
          </table:table-cell>
          <table:table-cell table:style-name="ce2" table:formula="of:=[.M33]/[.I33]" office:value-type="float" office:value="1.33827283893369" calcext:value-type="float">
            <text:p>1.3382728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MMY (40uA)</text:p>
          </table:table-cell>
          <table:table-cell table:formula="of:=[$'8.2 Gev|Q2=5.5|W=3.02|x=0.40'.C71]" office:value-type="float" office:value="422.909" calcext:value-type="float">
            <text:p>422.909</text:p>
          </table:table-cell>
          <table:table-cell table:formula="of:=[$'8.2 Gev|Q2=5.5|W=3.02|x=0.40'.D71]" office:value-type="float" office:value="0" calcext:value-type="float">
            <text:p>0</text:p>
          </table:table-cell>
          <table:table-cell table:formula="of:=[$'8.2 Gev|Q2=5.5|W=3.02|x=0.40'.F71]" office:value-type="float" office:value="0" calcext:value-type="float">
            <text:p>0</text:p>
          </table:table-cell>
          <table:table-cell table:number-columns-repeated="3"/>
          <table:table-cell table:formula="of:=[$'8.2 Gev|Q2=5.5|W=3.02|x=0.40'.C71]" office:value-type="float" office:value="422.909" calcext:value-type="float">
            <text:p>422.9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2" table:formula="of:=SUM([.D34:.D34])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table:formula="of:=[.D35]/3600/[.E35]" office:value-type="float" office:value="0" calcext:value-type="float">
            <text:p>0</text:p>
          </table:table-cell>
          <table:table-cell table:style-name="ce2" table:formula="of:=[$'8.2 Gev|Q2=5.5|W=3.02|x=0.40'.I71]" office:value-type="float" office:value="158.4" calcext:value-type="float">
            <text:p>158.4</text:p>
          </table:table-cell>
          <table:table-cell table:style-name="ce2" table:formula="of:=SUM([.H34:.H34])" office:value-type="float" office:value="422.909" calcext:value-type="float">
            <text:p>422.909</text:p>
          </table:table-cell>
          <table:table-cell table:style-name="ce2" table:formula="of:=[.H35]/[.G35]" office:value-type="float" office:value="2.66988005050505" calcext:value-type="float">
            <text:p>2.669880050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table:formula="of:=SUM([.L34:.L34])" office:value-type="float" office:value="0" calcext:value-type="float">
            <text:p>0</text:p>
          </table:table-cell>
          <table:table-cell table:style-name="ce2" table:formula="of:=[.L35]/[.K35]" office:value-type="string" office:string-value="" calcext:value-type="error">
            <text:p>#DIV/0!</text:p>
          </table:table-cell>
          <table:table-cell table:style-name="ce2" table:formula="of:=[.M35]/[.I3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4.4|W=2.74|x=0.40" table:style-name="ta5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4.4|W=2.74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10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7978" calcext:value-type="float">
            <text:p>7978</text:p>
          </table:table-cell>
          <table:table-cell office:value-type="float" office:value="214.524" calcext:value-type="float">
            <text:p>214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79" calcext:value-type="float">
            <text:p>7979</text:p>
          </table:table-cell>
          <table:table-cell office:value-type="float" office:value="240.132" calcext:value-type="float">
            <text:p>240.1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214.37" calcext:value-type="float">
            <text:p>214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1" calcext:value-type="float">
            <text:p>7981</text:p>
          </table:table-cell>
          <table:table-cell office:value-type="float" office:value="161.841" calcext:value-type="float">
            <text:p>161.8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2" calcext:value-type="float">
            <text:p>7982</text:p>
          </table:table-cell>
          <table:table-cell office:value-type="float" office:value="169.908" calcext:value-type="float">
            <text:p>169.9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3" calcext:value-type="float">
            <text:p>7983</text:p>
          </table:table-cell>
          <table:table-cell office:value-type="float" office:value="187.538" calcext:value-type="float">
            <text:p>187.5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4" calcext:value-type="float">
            <text:p>7984</text:p>
          </table:table-cell>
          <table:table-cell office:value-type="float" office:value="143.949" calcext:value-type="float">
            <text:p>143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5" calcext:value-type="float">
            <text:p>7985</text:p>
          </table:table-cell>
          <table:table-cell office:value-type="float" office:value="162.07" calcext:value-type="float">
            <text:p>162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6" calcext:value-type="float">
            <text:p>7986</text:p>
          </table:table-cell>
          <table:table-cell office:value-type="float" office:value="163.603" calcext:value-type="float">
            <text:p>163.6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7" calcext:value-type="float">
            <text:p>7987</text:p>
          </table:table-cell>
          <table:table-cell office:value-type="float" office:value="158.75" calcext:value-type="float">
            <text:p>158.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8" calcext:value-type="float">
            <text:p>7988</text:p>
          </table:table-cell>
          <table:table-cell office:value-type="float" office:value="76.21" calcext:value-type="float">
            <text:p>76.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89" calcext:value-type="float">
            <text:p>7989</text:p>
          </table:table-cell>
          <table:table-cell office:value-type="float" office:value="135.083" calcext:value-type="float">
            <text:p>135.0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4" calcext:value-type="float">
            <text:p>7994</text:p>
          </table:table-cell>
          <table:table-cell office:value-type="float" office:value="98.43" calcext:value-type="float">
            <text:p>98.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5" calcext:value-type="float">
            <text:p>7995</text:p>
          </table:table-cell>
          <table:table-cell office:value-type="float" office:value="192.309" calcext:value-type="float">
            <text:p>192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6" calcext:value-type="float">
            <text:p>7996</text:p>
          </table:table-cell>
          <table:table-cell office:value-type="float" office:value="60.322" calcext:value-type="float">
            <text:p>60.3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7" calcext:value-type="float">
            <text:p>7997</text:p>
          </table:table-cell>
          <table:table-cell office:value-type="float" office:value="208.632" calcext:value-type="float">
            <text:p>208.6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9" calcext:value-type="float">
            <text:p>7999</text:p>
          </table:table-cell>
          <table:table-cell office:value-type="float" office:value="183.021" calcext:value-type="float">
            <text:p>183.0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233.727" calcext:value-type="float">
            <text:p>233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1" calcext:value-type="float">
            <text:p>8001</text:p>
          </table:table-cell>
          <table:table-cell office:value-type="float" office:value="352.742" calcext:value-type="float">
            <text:p>352.7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2" calcext:value-type="float">
            <text:p>8002</text:p>
          </table:table-cell>
          <table:table-cell office:value-type="float" office:value="253.6" calcext:value-type="float">
            <text:p>253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24])" office:value-type="float" office:value="3610.761" calcext:value-type="float">
            <text:p>3610.76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25]*3600*0.00007*1000" office:value-type="float" office:value="4107.6" calcext:value-type="float">
            <text:p>4107.6</text:p>
          </table:table-cell>
          <table:table-cell table:style-name="ce2" table:formula="of:=[.C25]/[.I25]" office:value-type="float" office:value="0.879043967280164" calcext:value-type="float">
            <text:p>0.8790439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7990" calcext:value-type="float">
            <text:p>7990</text:p>
          </table:table-cell>
          <table:table-cell office:value-type="float" office:value="50.669" calcext:value-type="float">
            <text:p>50.6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1" calcext:value-type="float">
            <text:p>7991</text:p>
          </table:table-cell>
          <table:table-cell office:value-type="float" office:value="11.696" calcext:value-type="float">
            <text:p>11.6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2" calcext:value-type="float">
            <text:p>7992</text:p>
          </table:table-cell>
          <table:table-cell office:value-type="float" office:value="52.025" calcext:value-type="float">
            <text:p>52.0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993" calcext:value-type="float">
            <text:p>7993</text:p>
          </table:table-cell>
          <table:table-cell office:value-type="float" office:value="34.495" calcext:value-type="float">
            <text:p>34.49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26:.C29])" office:value-type="float" office:value="148.885" calcext:value-type="float">
            <text:p>148.88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30]*3600*0.00004*1000" office:value-type="float" office:value="158.4" calcext:value-type="float">
            <text:p>158.4</text:p>
          </table:table-cell>
          <table:table-cell table:style-name="ce2" table:formula="of:=[.C30]/[.I30]" office:value-type="float" office:value="0.939930555555555" calcext:value-type="float">
            <text:p>0.9399305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0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03" calcext:value-type="float">
            <text:p>8003</text:p>
          </table:table-cell>
          <table:table-cell office:value-type="float" office:value="180.185" calcext:value-type="float">
            <text:p>180.1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4" calcext:value-type="float">
            <text:p>8004</text:p>
          </table:table-cell>
          <table:table-cell office:value-type="float" office:value="159.999" calcext:value-type="float">
            <text:p>159.9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5" calcext:value-type="float">
            <text:p>8005</text:p>
          </table:table-cell>
          <table:table-cell office:value-type="float" office:value="235.155" calcext:value-type="float">
            <text:p>235.1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6" calcext:value-type="float">
            <text:p>8006</text:p>
          </table:table-cell>
          <table:table-cell office:value-type="float" office:value="228.774" calcext:value-type="float">
            <text:p>228.7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7" calcext:value-type="float">
            <text:p>8007</text:p>
          </table:table-cell>
          <table:table-cell office:value-type="float" office:value="218.061" calcext:value-type="float">
            <text:p>218.0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 office:value-type="float" office:value="225.288" calcext:value-type="float">
            <text:p>225.2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09" calcext:value-type="float">
            <text:p>8009</text:p>
          </table:table-cell>
          <table:table-cell office:value-type="float" office:value="228.907" calcext:value-type="float">
            <text:p>228.9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0" calcext:value-type="float">
            <text:p>8010</text:p>
          </table:table-cell>
          <table:table-cell office:value-type="float" office:value="243.926" calcext:value-type="float">
            <text:p>243.9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1" calcext:value-type="float">
            <text:p>8011</text:p>
          </table:table-cell>
          <table:table-cell office:value-type="float" office:value="217.279" calcext:value-type="float">
            <text:p>217.2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2" calcext:value-type="float">
            <text:p>8012</text:p>
          </table:table-cell>
          <table:table-cell office:value-type="float" office:value="220.949" calcext:value-type="float">
            <text:p>220.9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3" calcext:value-type="float">
            <text:p>8013</text:p>
          </table:table-cell>
          <table:table-cell office:value-type="float" office:value="241.701" calcext:value-type="float">
            <text:p>241.7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4" calcext:value-type="float">
            <text:p>8014</text:p>
          </table:table-cell>
          <table:table-cell office:value-type="float" office:value="193.19" calcext:value-type="float">
            <text:p>193.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5" calcext:value-type="float">
            <text:p>8015</text:p>
          </table:table-cell>
          <table:table-cell office:value-type="float" office:value="193.07" calcext:value-type="float">
            <text:p>193.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 office:value-type="float" office:value="172.213" calcext:value-type="float">
            <text:p>172.2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18" calcext:value-type="float">
            <text:p>8018</text:p>
          </table:table-cell>
          <table:table-cell office:value-type="float" office:value="111.1" calcext:value-type="float">
            <text:p>111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0" calcext:value-type="float">
            <text:p>8020</text:p>
          </table:table-cell>
          <table:table-cell office:value-type="float" office:value="223.047" calcext:value-type="float">
            <text:p>223.0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1" calcext:value-type="float">
            <text:p>8021</text:p>
          </table:table-cell>
          <table:table-cell office:value-type="float" office:value="176.946" calcext:value-type="float">
            <text:p>176.9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2" calcext:value-type="float">
            <text:p>8022</text:p>
          </table:table-cell>
          <table:table-cell office:value-type="float" office:value="235.45" calcext:value-type="float">
            <text:p>235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3" calcext:value-type="float">
            <text:p>8023</text:p>
          </table:table-cell>
          <table:table-cell office:value-type="float" office:value="235.158" calcext:value-type="float">
            <text:p>235.1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4" calcext:value-type="float">
            <text:p>8024</text:p>
          </table:table-cell>
          <table:table-cell office:value-type="float" office:value="233.889" calcext:value-type="float">
            <text:p>23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office:value-type="float" office:value="218.253" calcext:value-type="float">
            <text:p>218.2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6" calcext:value-type="float">
            <text:p>8026</text:p>
          </table:table-cell>
          <table:table-cell office:value-type="float" office:value="79.13" calcext:value-type="float">
            <text:p>79.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7" calcext:value-type="float">
            <text:p>8027</text:p>
          </table:table-cell>
          <table:table-cell office:value-type="float" office:value="157.283" calcext:value-type="float">
            <text:p>157.2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8" calcext:value-type="float">
            <text:p>8028</text:p>
          </table:table-cell>
          <table:table-cell office:value-type="float" office:value="211.372" calcext:value-type="float">
            <text:p>211.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29" calcext:value-type="float">
            <text:p>8029</text:p>
          </table:table-cell>
          <table:table-cell office:value-type="float" office:value="240.039" calcext:value-type="float">
            <text:p>240.0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0" calcext:value-type="float">
            <text:p>8030</text:p>
          </table:table-cell>
          <table:table-cell office:value-type="float" office:value="235.859" calcext:value-type="float">
            <text:p>235.8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1" calcext:value-type="float">
            <text:p>8031</text:p>
          </table:table-cell>
          <table:table-cell office:value-type="float" office:value="187.966" calcext:value-type="float">
            <text:p>187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2" calcext:value-type="float">
            <text:p>8032</text:p>
          </table:table-cell>
          <table:table-cell office:value-type="float" office:value="210.45" calcext:value-type="float">
            <text:p>210.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3" calcext:value-type="float">
            <text:p>8033</text:p>
          </table:table-cell>
          <table:table-cell office:value-type="float" office:value="219.095" calcext:value-type="float">
            <text:p>219.0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4" calcext:value-type="float">
            <text:p>8034</text:p>
          </table:table-cell>
          <table:table-cell office:value-type="float" office:value="231.974" calcext:value-type="float">
            <text:p>231.97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 office:value-type="float" office:value="189.29" calcext:value-type="float">
            <text:p>189.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6" calcext:value-type="float">
            <text:p>8036</text:p>
          </table:table-cell>
          <table:table-cell office:value-type="float" office:value="215.511" calcext:value-type="float">
            <text:p>215.5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37" calcext:value-type="float">
            <text:p>8037</text:p>
          </table:table-cell>
          <table:table-cell office:value-type="float" office:value="140.592" calcext:value-type="float">
            <text:p>140.59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32:.C64])" office:value-type="float" office:value="6711.101" calcext:value-type="float">
            <text:p>6711.10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6.3" calcext:value-type="float">
            <text:p>16.3</text:p>
          </table:table-cell>
          <table:table-cell/>
          <table:table-cell table:style-name="ce2" table:formula="of:=[.G65]*3600*0.00007*1000" office:value-type="float" office:value="4107.6" calcext:value-type="float">
            <text:p>4107.6</text:p>
          </table:table-cell>
          <table:table-cell table:style-name="ce2" table:formula="of:=[.C65]/[.I65]" office:value-type="float" office:value="1.63382534813516" calcext:value-type="float">
            <text:p>1.633825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17" calcext:value-type="float">
            <text:p>8017</text:p>
          </table:table-cell>
          <table:table-cell office:value-type="float" office:value="136.855" calcext:value-type="float">
            <text:p>136.85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6:.C66])" office:value-type="float" office:value="136.855" calcext:value-type="float">
            <text:p>136.85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67]*3600*0.00004*1000" office:value-type="float" office:value="158.4" calcext:value-type="float">
            <text:p>158.4</text:p>
          </table:table-cell>
          <table:table-cell table:style-name="ce2" table:formula="of:=[.C67]/[.I67]" office:value-type="float" office:value="0.863983585858586" calcext:value-type="float">
            <text:p>0.8639835859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3.0|W=3.14|x=0.25" table:style-name="ta6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3.0|W=3.14|x=0.25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6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039" calcext:value-type="float">
            <text:p>8039</text:p>
          </table:table-cell>
          <table:table-cell office:value-type="float" office:value="155.804" calcext:value-type="float">
            <text:p>155.8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0" calcext:value-type="float">
            <text:p>8040</text:p>
          </table:table-cell>
          <table:table-cell office:value-type="float" office:value="191.976" calcext:value-type="float">
            <text:p>191.97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1" calcext:value-type="float">
            <text:p>8041</text:p>
          </table:table-cell>
          <table:table-cell office:value-type="float" office:value="202.001" calcext:value-type="float">
            <text:p>202.0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 office:value-type="float" office:value="96.63" calcext:value-type="float">
            <text:p>96.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4" calcext:value-type="float">
            <text:p>8044</text:p>
          </table:table-cell>
          <table:table-cell office:value-type="float" office:value="194.738" calcext:value-type="float">
            <text:p>194.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5" calcext:value-type="float">
            <text:p>8045</text:p>
          </table:table-cell>
          <table:table-cell office:value-type="float" office:value="223.798" calcext:value-type="float">
            <text:p>223.7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6" calcext:value-type="float">
            <text:p>8046</text:p>
          </table:table-cell>
          <table:table-cell office:value-type="float" office:value="214.824" calcext:value-type="float">
            <text:p>214.8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7" calcext:value-type="float">
            <text:p>8047</text:p>
          </table:table-cell>
          <table:table-cell office:value-type="float" office:value="194.687" calcext:value-type="float">
            <text:p>194.6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48" calcext:value-type="float">
            <text:p>8048</text:p>
          </table:table-cell>
          <table:table-cell office:value-type="float" office:value="94.077" calcext:value-type="float">
            <text:p>94.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office:value-type="float" office:value="175.587" calcext:value-type="float">
            <text:p>175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office:value-type="float" office:value="199.966" calcext:value-type="float">
            <text:p>199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2" calcext:value-type="float">
            <text:p>8052</text:p>
          </table:table-cell>
          <table:table-cell office:value-type="float" office:value="146.862" calcext:value-type="float">
            <text:p>146.8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3" calcext:value-type="float">
            <text:p>8053</text:p>
          </table:table-cell>
          <table:table-cell office:value-type="float" office:value="125.793" calcext:value-type="float">
            <text:p>125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 office:value-type="float" office:value="113.889" calcext:value-type="float">
            <text:p>113.8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6" calcext:value-type="float">
            <text:p>8056</text:p>
          </table:table-cell>
          <table:table-cell office:value-type="float" office:value="126.542" calcext:value-type="float">
            <text:p>126.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 office:value-type="float" office:value="125.178" calcext:value-type="float">
            <text:p>125.1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8" calcext:value-type="float">
            <text:p>8058</text:p>
          </table:table-cell>
          <table:table-cell office:value-type="float" office:value="129.321" calcext:value-type="float">
            <text:p>129.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59" calcext:value-type="float">
            <text:p>8059</text:p>
          </table:table-cell>
          <table:table-cell office:value-type="float" office:value="130.933" calcext:value-type="float">
            <text:p>130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0" calcext:value-type="float">
            <text:p>8060</text:p>
          </table:table-cell>
          <table:table-cell office:value-type="float" office:value="140.512" calcext:value-type="float">
            <text:p>140.5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1" calcext:value-type="float">
            <text:p>8061</text:p>
          </table:table-cell>
          <table:table-cell office:value-type="float" office:value="138.577" calcext:value-type="float">
            <text:p>138.5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3" calcext:value-type="float">
            <text:p>8063</text:p>
          </table:table-cell>
          <table:table-cell office:value-type="float" office:value="85.809" calcext:value-type="float">
            <text:p>85.8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4" calcext:value-type="float">
            <text:p>8064</text:p>
          </table:table-cell>
          <table:table-cell office:value-type="float" office:value="147.373" calcext:value-type="float">
            <text:p>147.3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5" calcext:value-type="float">
            <text:p>8065</text:p>
          </table:table-cell>
          <table:table-cell office:value-type="float" office:value="59.271" calcext:value-type="float">
            <text:p>59.2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180.147" calcext:value-type="float">
            <text:p>180.1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8" calcext:value-type="float">
            <text:p>8068</text:p>
          </table:table-cell>
          <table:table-cell office:value-type="float" office:value="177.385" calcext:value-type="float">
            <text:p>177.3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69" calcext:value-type="float">
            <text:p>8069</text:p>
          </table:table-cell>
          <table:table-cell office:value-type="float" office:value="83.98" calcext:value-type="float">
            <text:p>83.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0" calcext:value-type="float">
            <text:p>8070</text:p>
          </table:table-cell>
          <table:table-cell office:value-type="float" office:value="94.503" calcext:value-type="float">
            <text:p>94.5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1" calcext:value-type="float">
            <text:p>8071</text:p>
          </table:table-cell>
          <table:table-cell office:value-type="float" office:value="284.747" calcext:value-type="float">
            <text:p>284.7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3" calcext:value-type="float">
            <text:p>8073</text:p>
          </table:table-cell>
          <table:table-cell office:value-type="float" office:value="58.465" calcext:value-type="float">
            <text:p>58.4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 office:value-type="float" office:value="99.723" calcext:value-type="float">
            <text:p>99.7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float" office:value="147.195" calcext:value-type="float">
            <text:p>147.1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6" calcext:value-type="float">
            <text:p>8076</text:p>
          </table:table-cell>
          <table:table-cell office:value-type="float" office:value="170.587" calcext:value-type="float">
            <text:p>170.5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7" calcext:value-type="float">
            <text:p>8077</text:p>
          </table:table-cell>
          <table:table-cell office:value-type="float" office:value="80.611" calcext:value-type="float">
            <text:p>80.6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8" calcext:value-type="float">
            <text:p>8078</text:p>
          </table:table-cell>
          <table:table-cell office:value-type="float" office:value="149.917" calcext:value-type="float">
            <text:p>149.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79" calcext:value-type="float">
            <text:p>8079</text:p>
          </table:table-cell>
          <table:table-cell office:value-type="float" office:value="154.711" calcext:value-type="float">
            <text:p>154.7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0" calcext:value-type="float">
            <text:p>8080</text:p>
          </table:table-cell>
          <table:table-cell office:value-type="float" office:value="220.534" calcext:value-type="float">
            <text:p>220.5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 office:value-type="float" office:value="254.68" calcext:value-type="float">
            <text:p>254.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2" calcext:value-type="float">
            <text:p>8082</text:p>
          </table:table-cell>
          <table:table-cell office:value-type="float" office:value="206.891" calcext:value-type="float">
            <text:p>206.8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3" calcext:value-type="float">
            <text:p>8083</text:p>
          </table:table-cell>
          <table:table-cell office:value-type="float" office:value="191.653" calcext:value-type="float">
            <text:p>191.6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4" calcext:value-type="float">
            <text:p>8084</text:p>
          </table:table-cell>
          <table:table-cell office:value-type="float" office:value="177.094" calcext:value-type="float">
            <text:p>177.0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8" calcext:value-type="float">
            <text:p>8088</text:p>
          </table:table-cell>
          <table:table-cell office:value-type="float" office:value="137.815" calcext:value-type="float">
            <text:p>137.8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9" calcext:value-type="float">
            <text:p>8089</text:p>
          </table:table-cell>
          <table:table-cell office:value-type="float" office:value="113.382" calcext:value-type="float">
            <text:p>113.3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211.722" calcext:value-type="float">
            <text:p>211.7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1" calcext:value-type="float">
            <text:p>8091</text:p>
          </table:table-cell>
          <table:table-cell office:value-type="float" office:value="222.139" calcext:value-type="float">
            <text:p>222.1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2" calcext:value-type="float">
            <text:p>8092</text:p>
          </table:table-cell>
          <table:table-cell office:value-type="float" office:value="158.727" calcext:value-type="float">
            <text:p>158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3" calcext:value-type="float">
            <text:p>8093</text:p>
          </table:table-cell>
          <table:table-cell office:value-type="float" office:value="168.769" calcext:value-type="float">
            <text:p>168.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4" calcext:value-type="float">
            <text:p>8094</text:p>
          </table:table-cell>
          <table:table-cell office:value-type="float" office:value="220.165" calcext:value-type="float">
            <text:p>220.1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5" calcext:value-type="float">
            <text:p>8095</text:p>
          </table:table-cell>
          <table:table-cell office:value-type="float" office:value="193.911" calcext:value-type="float">
            <text:p>193.9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6" calcext:value-type="float">
            <text:p>8096</text:p>
          </table:table-cell>
          <table:table-cell office:value-type="float" office:value="222.749" calcext:value-type="float">
            <text:p>222.7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7" calcext:value-type="float">
            <text:p>8097</text:p>
          </table:table-cell>
          <table:table-cell office:value-type="float" office:value="210.592" calcext:value-type="float">
            <text:p>210.5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8" calcext:value-type="float">
            <text:p>8098</text:p>
          </table:table-cell>
          <table:table-cell office:value-type="float" office:value="202.41" calcext:value-type="float">
            <text:p>202.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99" calcext:value-type="float">
            <text:p>8099</text:p>
          </table:table-cell>
          <table:table-cell office:value-type="float" office:value="188.346" calcext:value-type="float">
            <text:p>188.3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1" calcext:value-type="float">
            <text:p>8101</text:p>
          </table:table-cell>
          <table:table-cell office:value-type="float" office:value="214.803" calcext:value-type="float">
            <text:p>214.8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200.664" calcext:value-type="float">
            <text:p>200.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2" calcext:value-type="float">
            <text:p>8102</text:p>
          </table:table-cell>
          <table:table-cell office:value-type="float" office:value="218.965" calcext:value-type="float">
            <text:p>218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3" calcext:value-type="float">
            <text:p>8103</text:p>
          </table:table-cell>
          <table:table-cell office:value-type="float" office:value="154.992" calcext:value-type="float">
            <text:p>154.9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4" calcext:value-type="float">
            <text:p>8104</text:p>
          </table:table-cell>
          <table:table-cell office:value-type="float" office:value="164.39" calcext:value-type="float">
            <text:p>164.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5" calcext:value-type="float">
            <text:p>8105</text:p>
          </table:table-cell>
          <table:table-cell office:value-type="float" office:value="131.937" calcext:value-type="float">
            <text:p>131.9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6" calcext:value-type="float">
            <text:p>8106</text:p>
          </table:table-cell>
          <table:table-cell office:value-type="float" office:value="139.146" calcext:value-type="float">
            <text:p>139.1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7" calcext:value-type="float">
            <text:p>8107</text:p>
          </table:table-cell>
          <table:table-cell office:value-type="float" office:value="189.923" calcext:value-type="float">
            <text:p>189.9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8" calcext:value-type="float">
            <text:p>8108</text:p>
          </table:table-cell>
          <table:table-cell office:value-type="float" office:value="170.793" calcext:value-type="float">
            <text:p>170.7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09" calcext:value-type="float">
            <text:p>8109</text:p>
          </table:table-cell>
          <table:table-cell office:value-type="float" office:value="167.665" calcext:value-type="float">
            <text:p>167.6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0" calcext:value-type="float">
            <text:p>8110</text:p>
          </table:table-cell>
          <table:table-cell office:value-type="float" office:value="78.048" calcext:value-type="float">
            <text:p>78.04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67])" office:value-type="float" office:value="10229.024" calcext:value-type="float">
            <text:p>10229.02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2" calcext:value-type="float">
            <text:p>40.2</text:p>
          </table:table-cell>
          <table:table-cell/>
          <table:table-cell table:style-name="ce2" table:formula="of:=[.G68]*3600*0.00007*1000" office:value-type="float" office:value="10130.4" calcext:value-type="float">
            <text:p>10130.4</text:p>
          </table:table-cell>
          <table:table-cell table:style-name="ce2" table:formula="of:=[.C68]/[.I68]" office:value-type="float" office:value="1.00973544973545" calcext:value-type="float">
            <text:p>1.0097354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085" calcext:value-type="float">
            <text:p>8085</text:p>
          </table:table-cell>
          <table:table-cell office:value-type="float" office:value="134.753" calcext:value-type="float">
            <text:p>134.7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6" calcext:value-type="float">
            <text:p>8086</text:p>
          </table:table-cell>
          <table:table-cell office:value-type="float" office:value="123.302" calcext:value-type="float">
            <text:p>123.3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87" calcext:value-type="float">
            <text:p>8087</text:p>
          </table:table-cell>
          <table:table-cell office:value-type="float" office:value="180.56" calcext:value-type="float">
            <text:p>180.5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9:.C71])" office:value-type="float" office:value="438.615" calcext:value-type="float">
            <text:p>438.615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72]*3600*0.00004*1000" office:value-type="float" office:value="158.4" calcext:value-type="float">
            <text:p>158.4</text:p>
          </table:table-cell>
          <table:table-cell table:style-name="ce2" table:formula="of:=[.C72]/[.I72]" office:value-type="float" office:value="2.76903409090909" calcext:value-type="float">
            <text:p>2.7690340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.89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111" calcext:value-type="float">
            <text:p>8111</text:p>
          </table:table-cell>
          <table:table-cell office:value-type="float" office:value="57.184" calcext:value-type="float">
            <text:p>57.1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2" calcext:value-type="float">
            <text:p>8112</text:p>
          </table:table-cell>
          <table:table-cell office:value-type="float" office:value="239.403" calcext:value-type="float">
            <text:p>239.4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3" calcext:value-type="float">
            <text:p>8113</text:p>
          </table:table-cell>
          <table:table-cell office:value-type="float" office:value="200.727" calcext:value-type="float">
            <text:p>200.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office:value-type="float" office:value="123.848" calcext:value-type="float">
            <text:p>123.8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office:value-type="float" office:value="236.933" calcext:value-type="float">
            <text:p>236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7" calcext:value-type="float">
            <text:p>8117</text:p>
          </table:table-cell>
          <table:table-cell office:value-type="float" office:value="236.933" calcext:value-type="float">
            <text:p>236.9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8" calcext:value-type="float">
            <text:p>8118</text:p>
          </table:table-cell>
          <table:table-cell office:value-type="float" office:value="221.954" calcext:value-type="float">
            <text:p>221.9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19" calcext:value-type="float">
            <text:p>8119</text:p>
          </table:table-cell>
          <table:table-cell office:value-type="float" office:value="250.694" calcext:value-type="float">
            <text:p>250.6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0" calcext:value-type="float">
            <text:p>8120</text:p>
          </table:table-cell>
          <table:table-cell office:value-type="float" office:value="102.964" calcext:value-type="float">
            <text:p>102.9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1" calcext:value-type="float">
            <text:p>8121</text:p>
          </table:table-cell>
          <table:table-cell office:value-type="float" office:value="211.515" calcext:value-type="float">
            <text:p>211.5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2" calcext:value-type="float">
            <text:p>8122</text:p>
          </table:table-cell>
          <table:table-cell office:value-type="float" office:value="199.208" calcext:value-type="float">
            <text:p>199.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float" office:value="239.905" calcext:value-type="float">
            <text:p>239.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4" calcext:value-type="float">
            <text:p>8124</text:p>
          </table:table-cell>
          <table:table-cell office:value-type="float" office:value="61.443" calcext:value-type="float">
            <text:p>61.4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3" calcext:value-type="float">
            <text:p>8123</text:p>
          </table:table-cell>
          <table:table-cell office:value-type="float" office:value="239.905" calcext:value-type="float">
            <text:p>239.9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5" calcext:value-type="float">
            <text:p>8125</text:p>
          </table:table-cell>
          <table:table-cell office:value-type="float" office:value="217.712" calcext:value-type="float">
            <text:p>217.71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6" calcext:value-type="float">
            <text:p>8126</text:p>
          </table:table-cell>
          <table:table-cell office:value-type="float" office:value="206.077" calcext:value-type="float">
            <text:p>206.0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7" calcext:value-type="float">
            <text:p>8127</text:p>
          </table:table-cell>
          <table:table-cell office:value-type="float" office:value="242.506" calcext:value-type="float">
            <text:p>242.5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8" calcext:value-type="float">
            <text:p>8128</text:p>
          </table:table-cell>
          <table:table-cell office:value-type="float" office:value="210.99" calcext:value-type="float">
            <text:p>210.9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29" calcext:value-type="float">
            <text:p>8129</text:p>
          </table:table-cell>
          <table:table-cell office:value-type="float" office:value="216.664" calcext:value-type="float">
            <text:p>216.6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159.917" calcext:value-type="float">
            <text:p>159.91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6" calcext:value-type="float">
            <text:p>8136</text:p>
          </table:table-cell>
          <table:table-cell office:value-type="float" office:value="213.122" calcext:value-type="float">
            <text:p>213.1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7" calcext:value-type="float">
            <text:p>8137</text:p>
          </table:table-cell>
          <table:table-cell office:value-type="float" office:value="261.28" calcext:value-type="float">
            <text:p>261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38" calcext:value-type="float">
            <text:p>8138</text:p>
          </table:table-cell>
          <table:table-cell office:value-type="float" office:value="249.514" calcext:value-type="float">
            <text:p>249.5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0" calcext:value-type="float">
            <text:p>8140</text:p>
          </table:table-cell>
          <table:table-cell office:value-type="float" office:value="214.463" calcext:value-type="float">
            <text:p>214.4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1" calcext:value-type="float">
            <text:p>8141</text:p>
          </table:table-cell>
          <table:table-cell office:value-type="float" office:value="0.124" calcext:value-type="float">
            <text:p>0.1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2" calcext:value-type="float">
            <text:p>8142</text:p>
          </table:table-cell>
          <table:table-cell office:value-type="float" office:value="197.087" calcext:value-type="float">
            <text:p>197.0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3" calcext:value-type="float">
            <text:p>8143</text:p>
          </table:table-cell>
          <table:table-cell office:value-type="float" office:value="227.237" calcext:value-type="float">
            <text:p>227.2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4" calcext:value-type="float">
            <text:p>8144</text:p>
          </table:table-cell>
          <table:table-cell office:value-type="float" office:value="222.642" calcext:value-type="float">
            <text:p>222.6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5" calcext:value-type="float">
            <text:p>8145</text:p>
          </table:table-cell>
          <table:table-cell office:value-type="float" office:value="234.368" calcext:value-type="float">
            <text:p>234.3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6" calcext:value-type="float">
            <text:p>8146</text:p>
          </table:table-cell>
          <table:table-cell office:value-type="float" office:value="179.844" calcext:value-type="float">
            <text:p>179.8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7" calcext:value-type="float">
            <text:p>8147</text:p>
          </table:table-cell>
          <table:table-cell office:value-type="float" office:value="46.432" calcext:value-type="float">
            <text:p>46.4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8" calcext:value-type="float">
            <text:p>8148</text:p>
          </table:table-cell>
          <table:table-cell office:value-type="float" office:value="225.214" calcext:value-type="float">
            <text:p>225.2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49" calcext:value-type="float">
            <text:p>8149</text:p>
          </table:table-cell>
          <table:table-cell office:value-type="float" office:value="200.469" calcext:value-type="float">
            <text:p>200.4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0" calcext:value-type="float">
            <text:p>8150</text:p>
          </table:table-cell>
          <table:table-cell office:value-type="float" office:value="229.707" calcext:value-type="float">
            <text:p>229.7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2" calcext:value-type="float">
            <text:p>8152</text:p>
          </table:table-cell>
          <table:table-cell office:value-type="float" office:value="231.469" calcext:value-type="float">
            <text:p>231.4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3" calcext:value-type="float">
            <text:p>8153</text:p>
          </table:table-cell>
          <table:table-cell office:value-type="float" office:value="268.191" calcext:value-type="float">
            <text:p>268.1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4" calcext:value-type="float">
            <text:p>8154</text:p>
          </table:table-cell>
          <table:table-cell office:value-type="float" office:value="39.697" calcext:value-type="float">
            <text:p>39.6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6" calcext:value-type="float">
            <text:p>8156</text:p>
          </table:table-cell>
          <table:table-cell office:value-type="float" office:value="230.832" calcext:value-type="float">
            <text:p>230.8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7" calcext:value-type="float">
            <text:p>8157</text:p>
          </table:table-cell>
          <table:table-cell office:value-type="float" office:value="105.103" calcext:value-type="float">
            <text:p>105.10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8" calcext:value-type="float">
            <text:p>8158</text:p>
          </table:table-cell>
          <table:table-cell office:value-type="float" office:value="202.273" calcext:value-type="float">
            <text:p>202.2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59" calcext:value-type="float">
            <text:p>8159</text:p>
          </table:table-cell>
          <table:table-cell office:value-type="float" office:value="201.394" calcext:value-type="float">
            <text:p>201.3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0" calcext:value-type="float">
            <text:p>8160</text:p>
          </table:table-cell>
          <table:table-cell office:value-type="float" office:value="202.934" calcext:value-type="float">
            <text:p>202.9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5" calcext:value-type="float">
            <text:p>8165</text:p>
          </table:table-cell>
          <table:table-cell office:value-type="float" office:value="191.372" calcext:value-type="float">
            <text:p>191.37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office:value-type="float" office:value="245.014" calcext:value-type="float">
            <text:p>245.0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float" office:value="253.833" calcext:value-type="float">
            <text:p>253.8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228.823" calcext:value-type="float">
            <text:p>228.8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9" calcext:value-type="float">
            <text:p>8169</text:p>
          </table:table-cell>
          <table:table-cell office:value-type="float" office:value="242.773" calcext:value-type="float">
            <text:p>242.77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0" calcext:value-type="float">
            <text:p>8170</text:p>
          </table:table-cell>
          <table:table-cell office:value-type="float" office:value="251.596" calcext:value-type="float">
            <text:p>251.5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1" calcext:value-type="float">
            <text:p>8171</text:p>
          </table:table-cell>
          <table:table-cell office:value-type="float" office:value="213.688" calcext:value-type="float">
            <text:p>213.6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2" calcext:value-type="float">
            <text:p>8172</text:p>
          </table:table-cell>
          <table:table-cell office:value-type="float" office:value="213.264" calcext:value-type="float">
            <text:p>213.26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3" calcext:value-type="float">
            <text:p>8173</text:p>
          </table:table-cell>
          <table:table-cell office:value-type="float" office:value="234.223" calcext:value-type="float">
            <text:p>234.2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4" calcext:value-type="float">
            <text:p>8174</text:p>
          </table:table-cell>
          <table:table-cell office:value-type="float" office:value="243.526" calcext:value-type="float">
            <text:p>243.5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5" calcext:value-type="float">
            <text:p>8175</text:p>
          </table:table-cell>
          <table:table-cell office:value-type="float" office:value="220.115" calcext:value-type="float">
            <text:p>220.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6" calcext:value-type="float">
            <text:p>8176</text:p>
          </table:table-cell>
          <table:table-cell office:value-type="float" office:value="238.045" calcext:value-type="float">
            <text:p>238.04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7" calcext:value-type="float">
            <text:p>8177</text:p>
          </table:table-cell>
          <table:table-cell office:value-type="float" office:value="222.797" calcext:value-type="float">
            <text:p>222.7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8" calcext:value-type="float">
            <text:p>8178</text:p>
          </table:table-cell>
          <table:table-cell office:value-type="float" office:value="241.381" calcext:value-type="float">
            <text:p>241.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79" calcext:value-type="float">
            <text:p>8179</text:p>
          </table:table-cell>
          <table:table-cell office:value-type="float" office:value="182.724" calcext:value-type="float">
            <text:p>182.7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0" calcext:value-type="float">
            <text:p>8180</text:p>
          </table:table-cell>
          <table:table-cell office:value-type="float" office:value="233.195" calcext:value-type="float">
            <text:p>233.1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1" calcext:value-type="float">
            <text:p>8181</text:p>
          </table:table-cell>
          <table:table-cell office:value-type="float" office:value="34.058" calcext:value-type="float">
            <text:p>34.0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2" calcext:value-type="float">
            <text:p>8182</text:p>
          </table:table-cell>
          <table:table-cell office:value-type="float" office:value="251.456" calcext:value-type="float">
            <text:p>251.4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3" calcext:value-type="float">
            <text:p>8183</text:p>
          </table:table-cell>
          <table:table-cell office:value-type="float" office:value="191.398" calcext:value-type="float">
            <text:p>191.3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4" calcext:value-type="float">
            <text:p>8184</text:p>
          </table:table-cell>
          <table:table-cell office:value-type="float" office:value="189.827" calcext:value-type="float">
            <text:p>189.8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5" calcext:value-type="float">
            <text:p>8185</text:p>
          </table:table-cell>
          <table:table-cell office:value-type="float" office:value="57.218" calcext:value-type="float">
            <text:p>57.21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4:.C136])" office:value-type="float" office:value="12440.204" calcext:value-type="float">
            <text:p>12440.20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2" calcext:value-type="float">
            <text:p>40.2</text:p>
          </table:table-cell>
          <table:table-cell/>
          <table:table-cell table:style-name="ce2" table:formula="of:=[.G137]*3600*0.00007*1000" office:value-type="float" office:value="10130.4" calcext:value-type="float">
            <text:p>10130.4</text:p>
          </table:table-cell>
          <table:table-cell table:style-name="ce2" table:formula="of:=[.C137]/[.I137]" office:value-type="float" office:value="1.22800718629077" calcext:value-type="float">
            <text:p>1.2280071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161" calcext:value-type="float">
            <text:p>8161</text:p>
          </table:table-cell>
          <table:table-cell office:value-type="float" office:value="6.207" calcext:value-type="float">
            <text:p>6.2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2" calcext:value-type="float">
            <text:p>8162</text:p>
          </table:table-cell>
          <table:table-cell office:value-type="float" office:value="157.241" calcext:value-type="float">
            <text:p>157.2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3" calcext:value-type="float">
            <text:p>8163</text:p>
          </table:table-cell>
          <table:table-cell office:value-type="float" office:value="146.309" calcext:value-type="float">
            <text:p>146.3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64" calcext:value-type="float">
            <text:p>8164</text:p>
          </table:table-cell>
          <table:table-cell office:value-type="float" office:value="126.29" calcext:value-type="float">
            <text:p>126.2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38:.C141])" office:value-type="float" office:value="436.047" calcext:value-type="float">
            <text:p>436.047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142]*3600*0.00004*1000" office:value-type="float" office:value="158.4" calcext:value-type="float">
            <text:p>158.4</text:p>
          </table:table-cell>
          <table:table-cell table:style-name="ce2" table:formula="of:=[.C142]/[.I142]" office:value-type="float" office:value="2.75282196969697" calcext:value-type="float">
            <text:p>2.7528219697</text:p>
          </table:table-cell>
          <table:table-cell table:number-columns-repeated="1014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2 Gev|Q2=5.5|W=3.02|x=0.40" table:style-name="ta7">
        <table:table-column table:style-name="co1" table:number-columns-repeated="1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.2 GeV KAON-LT Physics Setting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HMS Angle</text:p>
          </table:table-cell>
          <table:table-cell table:style-name="ce2" office:value-type="string" calcext:value-type="string">
            <text:p>Run Number</text:p>
          </table:table-cell>
          <table:table-cell table:style-name="ce2" office:value-type="string" calcext:value-type="string">
            <text:p>BCM4A </text:p>
            <text:p>Charge (mC)</text:p>
          </table:table-cell>
          <table:table-cell table:style-name="ce2" office:value-type="string" calcext:value-type="string">
            <text:p>t_run (sec)</text:p>
          </table:table-cell>
          <table:table-cell table:style-name="ce2" office:value-type="string" calcext:value-type="string">
            <text:p>Current (uA)</text:p>
          </table:table-cell>
          <table:table-cell table:style-name="ce2" office:value-type="string" calcext:value-type="string">
            <text:p>t_setting (sec)</text:p>
          </table:table-cell>
          <table:table-cell table:style-name="ce2" office:value-type="string" calcext:value-type="string">
            <text:p>t_PAC </text:p>
            <text:p>(hr @ 100% eff)</text:p>
          </table:table-cell>
          <table:table-cell table:style-name="ce2" office:value-type="string" calcext:value-type="string">
            <text:p>t_setting/t_PAC</text:p>
          </table:table-cell>
          <table:table-cell table:style-name="ce2" office:value-type="string" calcext:value-type="string">
            <text:p>Q_PAC</text:p>
          </table:table-cell>
          <table:table-cell table:style-name="ce2" office:value-type="string" calcext:value-type="string">
            <text:p>Q_actual/Q_PAC</text:p>
          </table:table-cell>
          <table:table-cell table:style-name="ce2" office:value-type="string" calcext:value-type="string">
            <text:p>Effective </text:p>
            <text:p>Efficiency (J/H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Q2=5.5|W=3.02|x=0.40</text:p>
          </table:table-cell>
          <table:covered-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5.90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5:.C5])" office:value-type="float" office:value="0" calcext:value-type="float">
            <text:p>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1" calcext:value-type="float">
            <text:p>40.1</text:p>
          </table:table-cell>
          <table:table-cell/>
          <table:table-cell table:style-name="ce2" table:formula="of:=[.G6]*3600*0.00007*1000" office:value-type="float" office:value="10105.2" calcext:value-type="float">
            <text:p>10105.2</text:p>
          </table:table-cell>
          <table:table-cell table:style-name="ce2" table:formula="of:=[.C6]/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7:.C7])" office:value-type="float" office:value="0" calcext:value-type="float">
            <text:p>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8]*3600*0.00004*1000" office:value-type="float" office:value="158.4" calcext:value-type="float">
            <text:p>158.4</text:p>
          </table:table-cell>
          <table:table-cell table:style-name="ce2" table:formula="of:=[.C8]/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.48 deg L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 70uA (mC)</text:p>
          </table:table-cell>
          <table:table-cell office:value-type="float" office:value="8186" calcext:value-type="float">
            <text:p>8186</text:p>
          </table:table-cell>
          <table:table-cell office:value-type="float" office:value="130.736" calcext:value-type="float">
            <text:p>130.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7" calcext:value-type="float">
            <text:p>8187</text:p>
          </table:table-cell>
          <table:table-cell office:value-type="float" office:value="237.769" calcext:value-type="float">
            <text:p>237.7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8" calcext:value-type="float">
            <text:p>8188</text:p>
          </table:table-cell>
          <table:table-cell office:value-type="float" office:value="225.298" calcext:value-type="float">
            <text:p>225.2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89" calcext:value-type="float">
            <text:p>8189</text:p>
          </table:table-cell>
          <table:table-cell office:value-type="float" office:value="212.305" calcext:value-type="float">
            <text:p>212.3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0" calcext:value-type="float">
            <text:p>8190</text:p>
          </table:table-cell>
          <table:table-cell office:value-type="float" office:value="228.331" calcext:value-type="float">
            <text:p>228.3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1" calcext:value-type="float">
            <text:p>8191</text:p>
          </table:table-cell>
          <table:table-cell office:value-type="float" office:value="242.026" calcext:value-type="float">
            <text:p>242.0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29.37" calcext:value-type="float">
            <text:p>229.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3" calcext:value-type="float">
            <text:p>8193</text:p>
          </table:table-cell>
          <table:table-cell office:value-type="float" office:value="221.139" calcext:value-type="float">
            <text:p>221.1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4" calcext:value-type="float">
            <text:p>8194</text:p>
          </table:table-cell>
          <table:table-cell office:value-type="float" office:value="225.426" calcext:value-type="float">
            <text:p>225.42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5" calcext:value-type="float">
            <text:p>8195</text:p>
          </table:table-cell>
          <table:table-cell office:value-type="float" office:value="237.951" calcext:value-type="float">
            <text:p>237.95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6" calcext:value-type="float">
            <text:p>8196</text:p>
          </table:table-cell>
          <table:table-cell office:value-type="float" office:value="225.127" calcext:value-type="float">
            <text:p>225.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7" calcext:value-type="float">
            <text:p>8197</text:p>
          </table:table-cell>
          <table:table-cell office:value-type="float" office:value="233.28" calcext:value-type="float">
            <text:p>233.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8" calcext:value-type="float">
            <text:p>8198</text:p>
          </table:table-cell>
          <table:table-cell office:value-type="float" office:value="228.909" calcext:value-type="float">
            <text:p>228.9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199" calcext:value-type="float">
            <text:p>8199</text:p>
          </table:table-cell>
          <table:table-cell office:value-type="float" office:value="228.348" calcext:value-type="float">
            <text:p>228.3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211.308" calcext:value-type="float">
            <text:p>211.3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1" calcext:value-type="float">
            <text:p>8201</text:p>
          </table:table-cell>
          <table:table-cell office:value-type="float" office:value="199.924" calcext:value-type="float">
            <text:p>199.9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2" calcext:value-type="float">
            <text:p>8202</text:p>
          </table:table-cell>
          <table:table-cell office:value-type="float" office:value="110.813" calcext:value-type="float">
            <text:p>110.8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3" calcext:value-type="float">
            <text:p>8203</text:p>
          </table:table-cell>
          <table:table-cell office:value-type="float" office:value="214.391" calcext:value-type="float">
            <text:p>214.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4" calcext:value-type="float">
            <text:p>8204</text:p>
          </table:table-cell>
          <table:table-cell office:value-type="float" office:value="111.292" calcext:value-type="float">
            <text:p>111.2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5" calcext:value-type="float">
            <text:p>8205</text:p>
          </table:table-cell>
          <table:table-cell office:value-type="float" office:value="132.979" calcext:value-type="float">
            <text:p>132.9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6" calcext:value-type="float">
            <text:p>8206</text:p>
          </table:table-cell>
          <table:table-cell office:value-type="float" office:value="235.786" calcext:value-type="float">
            <text:p>235.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07" calcext:value-type="float">
            <text:p>8207</text:p>
          </table:table-cell>
          <table:table-cell office:value-type="float" office:value="151.301" calcext:value-type="float">
            <text:p>151.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2" calcext:value-type="float">
            <text:p>8212</text:p>
          </table:table-cell>
          <table:table-cell office:value-type="float" office:value="206.137" calcext:value-type="float">
            <text:p>206.13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3" calcext:value-type="float">
            <text:p>8213</text:p>
          </table:table-cell>
          <table:table-cell office:value-type="float" office:value="210.943" calcext:value-type="float">
            <text:p>210.9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4" calcext:value-type="float">
            <text:p>8214</text:p>
          </table:table-cell>
          <table:table-cell office:value-type="float" office:value="259.246" calcext:value-type="float">
            <text:p>259.2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5" calcext:value-type="float">
            <text:p>8215</text:p>
          </table:table-cell>
          <table:table-cell office:value-type="float" office:value="264.208" calcext:value-type="float">
            <text:p>264.20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6" calcext:value-type="float">
            <text:p>8216</text:p>
          </table:table-cell>
          <table:table-cell office:value-type="float" office:value="223.263" calcext:value-type="float">
            <text:p>223.2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7" calcext:value-type="float">
            <text:p>8217</text:p>
          </table:table-cell>
          <table:table-cell office:value-type="float" office:value="35.142" calcext:value-type="float">
            <text:p>35.1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8" calcext:value-type="float">
            <text:p>8218</text:p>
          </table:table-cell>
          <table:table-cell office:value-type="float" office:value="134.189" calcext:value-type="float">
            <text:p>134.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9" calcext:value-type="float">
            <text:p>8219</text:p>
          </table:table-cell>
          <table:table-cell office:value-type="float" office:value="51.275" calcext:value-type="float">
            <text:p>51.27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0" calcext:value-type="float">
            <text:p>8220</text:p>
          </table:table-cell>
          <table:table-cell office:value-type="float" office:value="135.232" calcext:value-type="float">
            <text:p>135.2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1" calcext:value-type="float">
            <text:p>8221</text:p>
          </table:table-cell>
          <table:table-cell office:value-type="float" office:value="176.068" calcext:value-type="float">
            <text:p>176.0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2" calcext:value-type="float">
            <text:p>8222</text:p>
          </table:table-cell>
          <table:table-cell office:value-type="float" office:value="265.22" calcext:value-type="float">
            <text:p>265.2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3" calcext:value-type="float">
            <text:p>8223</text:p>
          </table:table-cell>
          <table:table-cell office:value-type="float" office:value="257.788" calcext:value-type="float">
            <text:p>257.7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4" calcext:value-type="float">
            <text:p>8224</text:p>
          </table:table-cell>
          <table:table-cell office:value-type="float" office:value="204.388" calcext:value-type="float">
            <text:p>204.3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office:value-type="float" office:value="226.71" calcext:value-type="float">
            <text:p>226.7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6" calcext:value-type="float">
            <text:p>8226</text:p>
          </table:table-cell>
          <table:table-cell office:value-type="float" office:value="228.738" calcext:value-type="float">
            <text:p>228.7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7" calcext:value-type="float">
            <text:p>8227</text:p>
          </table:table-cell>
          <table:table-cell office:value-type="float" office:value="210.347" calcext:value-type="float">
            <text:p>210.34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8" calcext:value-type="float">
            <text:p>8228</text:p>
          </table:table-cell>
          <table:table-cell office:value-type="float" office:value="248.232" calcext:value-type="float">
            <text:p>248.2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29" calcext:value-type="float">
            <text:p>8229</text:p>
          </table:table-cell>
          <table:table-cell office:value-type="float" office:value="231.277" calcext:value-type="float">
            <text:p>231.2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0" calcext:value-type="float">
            <text:p>8230</text:p>
          </table:table-cell>
          <table:table-cell office:value-type="float" office:value="238.423" calcext:value-type="float">
            <text:p>238.4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1" calcext:value-type="float">
            <text:p>8231</text:p>
          </table:table-cell>
          <table:table-cell office:value-type="float" office:value="277.524" calcext:value-type="float">
            <text:p>277.52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2" calcext:value-type="float">
            <text:p>8232</text:p>
          </table:table-cell>
          <table:table-cell office:value-type="float" office:value="294.295" calcext:value-type="float">
            <text:p>294.2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3" calcext:value-type="float">
            <text:p>8233</text:p>
          </table:table-cell>
          <table:table-cell office:value-type="float" office:value="211.225" calcext:value-type="float">
            <text:p>211.2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170.231" calcext:value-type="float">
            <text:p>170.2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5" calcext:value-type="float">
            <text:p>8235</text:p>
          </table:table-cell>
          <table:table-cell office:value-type="float" office:value="248.228" calcext:value-type="float">
            <text:p>248.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6" calcext:value-type="float">
            <text:p>8236</text:p>
          </table:table-cell>
          <table:table-cell office:value-type="float" office:value="260.883" calcext:value-type="float">
            <text:p>260.8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float" office:value="231.814" calcext:value-type="float">
            <text:p>231.8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8" calcext:value-type="float">
            <text:p>8238</text:p>
          </table:table-cell>
          <table:table-cell office:value-type="float" office:value="265.791" calcext:value-type="float">
            <text:p>265.7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39" calcext:value-type="float">
            <text:p>8239</text:p>
          </table:table-cell>
          <table:table-cell office:value-type="float" office:value="241.444" calcext:value-type="float">
            <text:p>241.44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0" calcext:value-type="float">
            <text:p>8240</text:p>
          </table:table-cell>
          <table:table-cell office:value-type="float" office:value="188.966" calcext:value-type="float">
            <text:p>188.9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1" calcext:value-type="float">
            <text:p>8241</text:p>
          </table:table-cell>
          <table:table-cell office:value-type="float" office:value="213.552" calcext:value-type="float">
            <text:p>213.55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2" calcext:value-type="float">
            <text:p>8242</text:p>
          </table:table-cell>
          <table:table-cell office:value-type="float" office:value="336.619" calcext:value-type="float">
            <text:p>336.6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3" calcext:value-type="float">
            <text:p>8243</text:p>
          </table:table-cell>
          <table:table-cell office:value-type="float" office:value="211.894" calcext:value-type="float">
            <text:p>211.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4" calcext:value-type="float">
            <text:p>8244</text:p>
          </table:table-cell>
          <table:table-cell office:value-type="float" office:value="210.954" calcext:value-type="float">
            <text:p>210.95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5" calcext:value-type="float">
            <text:p>8245</text:p>
          </table:table-cell>
          <table:table-cell office:value-type="float" office:value="203.536" calcext:value-type="float">
            <text:p>203.5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46" calcext:value-type="float">
            <text:p>8246</text:p>
          </table:table-cell>
          <table:table-cell office:value-type="float" office:value="161.978" calcext:value-type="float">
            <text:p>161.97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10:.C66])" office:value-type="float" office:value="12009.569" calcext:value-type="float">
            <text:p>12009.569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40.1" calcext:value-type="float">
            <text:p>40.1</text:p>
          </table:table-cell>
          <table:table-cell/>
          <table:table-cell table:style-name="ce2" table:formula="of:=[.G67]*3600*0.00007*1000" office:value-type="float" office:value="10105.2" calcext:value-type="float">
            <text:p>10105.2</text:p>
          </table:table-cell>
          <table:table-cell table:style-name="ce2" table:formula="of:=[.C67]/[.I67]" office:value-type="float" office:value="1.18845436013142" calcext:value-type="float">
            <text:p>1.1884543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(40uA)</text:p>
          </table:table-cell>
          <table:table-cell office:value-type="float" office:value="8209" calcext:value-type="float">
            <text:p>8209</text:p>
          </table:table-cell>
          <table:table-cell office:value-type="float" office:value="108.125" calcext:value-type="float">
            <text:p>108.1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0" calcext:value-type="float">
            <text:p>8210</text:p>
          </table:table-cell>
          <table:table-cell office:value-type="float" office:value="138.341" calcext:value-type="float">
            <text:p>138.3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211" calcext:value-type="float">
            <text:p>8211</text:p>
          </table:table-cell>
          <table:table-cell office:value-type="float" office:value="176.443" calcext:value-type="float">
            <text:p>176.44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table:formula="of:=SUM([.C68:.C70])" office:value-type="float" office:value="422.909" calcext:value-type="float">
            <text:p>422.90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1.1" calcext:value-type="float">
            <text:p>1.1</text:p>
          </table:table-cell>
          <table:table-cell/>
          <table:table-cell table:style-name="ce2" table:formula="of:=[.G71]*3600*0.00004*1000" office:value-type="float" office:value="158.4" calcext:value-type="float">
            <text:p>158.4</text:p>
          </table:table-cell>
          <table:table-cell table:style-name="ce2" table:formula="of:=[.C71]/[.I71]" office:value-type="float" office:value="2.66988005050505" calcext:value-type="float">
            <text:p>2.6698800505</text:p>
          </table:table-cell>
          <table:table-cell table:number-columns-repeated="101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8.2_20_GeV_20_Summary" style:display-name="PageStyle_8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2.115_7c_W_3d_2.95_7c_x_3d_0.21" style:display-name="PageStyle_6.2 Gev|Q2=2.115|W=2.95|x=0.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20_Summary" style:display-name="PageStyle_6.2 GeV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2_20_Gev_7c_Q2_3d_3.0_7c_W_3d_2.32_7c_x_3d_0.40" style:display-name="PageStyle_6.2 Gev|Q2=3.0|W=2.32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3.0_7c_W_3d_3.14_7c_x_3d_0.25" style:display-name="PageStyle_8.2 Gev|Q2=3.0|W=3.14|x=0.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4.4_7c_W_3d_2.74_7c_x_3d_0.40" style:display-name="PageStyle_8.2 Gev|Q2=4.4|W=2.74|x=0.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2_20_Gev_7c_Q2_3d_5.5_7c_W_3d_3.02_7c_x_3d_0.40" style:display-name="PageStyle_8.2 Gev|Q2=5.5|W=3.02|x=0.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0:07:36</meta:creation-date>
    <dc:date>2019-04-11T00:07:36</dc:date>
    <meta:generator>LibreOffice/5.1.6.2$Linux_X86_64 LibreOffice_project/10m0$Build-2</meta:generator>
    <meta:document-statistic meta:table-count="7" meta:cell-count="123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